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_5f_1" style:display-name="Table_1" style:family="table">
      <style:table-properties style:width="17cm" table:align="margins"/>
    </style:style>
    <style:style style:name="Table_5f_1.A" style:display-name="Table_1.A" style:family="table-column">
      <style:table-column-properties style:column-width="4.249cm" style:rel-column-width="16383*"/>
    </style:style>
    <style:style style:name="Table_5f_1.D" style:display-name="Table_1.D" style:family="table-column">
      <style:table-column-properties style:column-width="4.251cm" style:rel-column-width="16386*"/>
    </style:style>
    <style:style style:name="Table_5f_1.A1" style:display-name="Table_1.A1" style:family="table-cell">
      <style:table-cell-properties fo:padding="0.097cm" fo:border-left="0.002cm solid #000000" fo:border-right="none" fo:border-top="0.002cm solid #000000" fo:border-bottom="0.002cm solid #000000"/>
    </style:style>
    <style:style style:name="Table_5f_1.D1" style:display-name="Table_1.D1" style:family="table-cell">
      <style:table-cell-properties fo:padding="0.097cm" fo:border="0.002cm solid #000000"/>
    </style:style>
    <style:style style:name="Table_5f_1.A2" style:display-name="Table_1.A2" style:family="table-cell">
      <style:table-cell-properties fo:padding="0.097cm" fo:border-left="0.002cm solid #000000" fo:border-right="none" fo:border-top="none" fo:border-bottom="0.002cm solid #000000"/>
    </style:style>
    <style:style style:name="Table_5f_1.D2" style:display-name="Table_1.D2" style:family="table-cell">
      <style:table-cell-properties fo:padding="0.097cm" fo:border-left="0.002cm solid #000000" fo:border-right="0.002cm solid #000000" fo:border-top="none" fo:border-bottom="0.002cm solid #000000"/>
    </style:style>
    <style:style style:name="HTTPStatus_23_1" style:display-name="HTTPStatus#1" style:family="table">
      <style:table-properties style:width="17cm" table:align="margins"/>
    </style:style>
    <style:style style:name="HTTPStatus_23_1.A" style:display-name="HTTPStatus#1.A" style:family="table-column">
      <style:table-column-properties style:column-width="8.5cm" style:rel-column-width="32767*"/>
    </style:style>
    <style:style style:name="HTTPStatus_23_1.B" style:display-name="HTTPStatus#1.B" style:family="table-column">
      <style:table-column-properties style:column-width="8.5cm" style:rel-column-width="32768*"/>
    </style:style>
    <style:style style:name="HTTPStatus_23_1.A1" style:display-name="HTTPStatus#1.A1" style:family="table-cell">
      <style:table-cell-properties fo:padding="0.097cm" fo:border-left="0.002cm solid #000000" fo:border-right="none" fo:border-top="0.002cm solid #000000" fo:border-bottom="0.002cm solid #000000"/>
    </style:style>
    <style:style style:name="HTTPStatus_23_1.B1" style:display-name="HTTPStatus#1.B1" style:family="table-cell">
      <style:table-cell-properties fo:padding="0.097cm" fo:border="0.002cm solid #000000"/>
    </style:style>
    <style:style style:name="HTTPStatus_23_1.A2" style:display-name="HTTPStatus#1.A2" style:family="table-cell">
      <style:table-cell-properties fo:padding="0.097cm" fo:border-left="0.002cm solid #000000" fo:border-right="none" fo:border-top="none" fo:border-bottom="0.002cm solid #000000"/>
    </style:style>
    <style:style style:name="HTTPStatus_23_1.B2" style:display-name="HTTPStatus#1.B2" style:family="table-cell">
      <style:table-cell-properties fo:padding="0.097cm" fo:border-left="0.002cm solid #000000" fo:border-right="0.002cm solid #000000" fo:border-top="none" fo:border-bottom="0.002cm solid #000000"/>
    </style:style>
    <style:style style:name="Response_5f_header_23_1" style:display-name="Response_header#1" style:family="table">
      <style:table-properties style:width="17cm" table:align="margins"/>
    </style:style>
    <style:style style:name="Response_5f_header_23_1.A" style:display-name="Response_header#1.A" style:family="table-column">
      <style:table-column-properties style:column-width="6.375cm" style:rel-column-width="24574*"/>
    </style:style>
    <style:style style:name="Response_5f_header_23_1.B" style:display-name="Response_header#1.B" style:family="table-column">
      <style:table-column-properties style:column-width="6.375cm" style:rel-column-width="24575*"/>
    </style:style>
    <style:style style:name="Response_5f_header_23_1.C" style:display-name="Response_header#1.C" style:family="table-column">
      <style:table-column-properties style:column-width="4.251cm" style:rel-column-width="16386*"/>
    </style:style>
    <style:style style:name="Response_5f_header_23_1.A1" style:display-name="Response_header#1.A1" style:family="table-cell">
      <style:table-cell-properties fo:padding="0.097cm" fo:border-left="0.002cm solid #000000" fo:border-right="none" fo:border-top="0.002cm solid #000000" fo:border-bottom="0.002cm solid #000000"/>
    </style:style>
    <style:style style:name="Response_5f_header_23_1.C1" style:display-name="Response_header#1.C1" style:family="table-cell">
      <style:table-cell-properties fo:padding="0.097cm" fo:border="0.002cm solid #000000"/>
    </style:style>
    <style:style style:name="Response_5f_header_23_1.A2" style:display-name="Response_header#1.A2" style:family="table-cell">
      <style:table-cell-properties fo:padding="0.097cm" fo:border-left="0.002cm solid #000000" fo:border-right="none" fo:border-top="none" fo:border-bottom="0.002cm solid #000000"/>
    </style:style>
    <style:style style:name="Response_5f_header_23_1.C2" style:display-name="Response_header#1.C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4.249cm" style:rel-column-width="16383*"/>
    </style:style>
    <style:style style:name="Table5.B" style:family="table-column">
      <style:table-column-properties style:column-width="6.375cm" style:rel-column-width="24574*"/>
    </style:style>
    <style:style style:name="Table5.C" style:family="table-column">
      <style:table-column-properties style:column-width="6.376cm" style:rel-column-width="24578*"/>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1" style:family="table">
      <style:table-properties style:width="17.006cm" fo:margin-left="0cm" fo:margin-right="-0.005cm" table:align="margins"/>
    </style:style>
    <style:style style:name="Table1.A" style:family="table-column">
      <style:table-column-properties style:column-width="8.498cm" style:rel-column-width="32750*"/>
    </style:style>
    <style:style style:name="Table1.B" style:family="table-column">
      <style:table-column-properties style:column-width="8.507cm" style:rel-column-width="3278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D" style:family="table-column">
      <style:table-column-properties style:column-width="4.251cm" style:rel-column-width="16386*"/>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8" style:family="table">
      <style:table-properties style:width="17cm" table:align="margins"/>
    </style:style>
    <style:style style:name="Table8.A" style:family="table-column">
      <style:table-column-properties style:column-width="4.249cm" style:rel-column-width="16383*"/>
    </style:style>
    <style:style style:name="Table8.C" style:family="table-column">
      <style:table-column-properties style:column-width="8.5cm" style:rel-column-width="32769*"/>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17cm" table:align="margins"/>
    </style:style>
    <style:style style:name="Table9.A" style:family="table-column">
      <style:table-column-properties style:column-width="4.249cm" style:rel-column-width="16383*"/>
    </style:style>
    <style:style style:name="Table9.D" style:family="table-column">
      <style:table-column-properties style:column-width="4.251cm" style:rel-column-width="16386*"/>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10" style:family="table">
      <style:table-properties style:width="17cm" table:align="margins"/>
    </style:style>
    <style:style style:name="Table10.A" style:family="table-column">
      <style:table-column-properties style:column-width="4.249cm" style:rel-column-width="16383*"/>
    </style:style>
    <style:style style:name="Table10.D" style:family="table-column">
      <style:table-column-properties style:column-width="4.251cm" style:rel-column-width="16386*"/>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cm" table:align="margins"/>
    </style:style>
    <style:style style:name="Table12.A" style:family="table-column">
      <style:table-column-properties style:column-width="4.249cm" style:rel-column-width="16383*"/>
    </style:style>
    <style:style style:name="Table12.D" style:family="table-column">
      <style:table-column-properties style:column-width="4.251cm" style:rel-column-width="16386*"/>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cm" table:align="margins"/>
    </style:style>
    <style:style style:name="Table14.A" style:family="table-column">
      <style:table-column-properties style:column-width="5.667cm" style:rel-column-width="2184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4.249cm" style:rel-column-width="16383*"/>
    </style:style>
    <style:style style:name="Table6.D" style:family="table-column">
      <style:table-column-properties style:column-width="4.251cm" style:rel-column-width="16386*"/>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16" style:family="table">
      <style:table-properties style:width="17cm" table:align="margins"/>
    </style:style>
    <style:style style:name="Table16.A" style:family="table-column">
      <style:table-column-properties style:column-width="5.667cm" style:rel-column-width="21845*"/>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7cm" table:align="margins"/>
    </style:style>
    <style:style style:name="Table17.A" style:family="table-column">
      <style:table-column-properties style:column-width="8.5cm" style:rel-column-width="32767*"/>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7cm" table:align="margins"/>
    </style:style>
    <style:style style:name="Table18.A" style:family="table-column">
      <style:table-column-properties style:column-width="5.667cm" style:rel-column-width="21845*"/>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text-properties style:language-asian="ja" style:country-asian="JP"/>
    </style:style>
    <style:style style:name="P3" style:family="paragraph" style:parent-style-name="Standard">
      <style:text-properties style:language-asian="ja" style:country-asian="JP"/>
    </style:style>
    <style:style style:name="P4" style:family="paragraph" style:parent-style-name="Standard">
      <style:text-properties fo:font-weight="bold" style:font-weight-asian="bold" style:font-weight-complex="bold"/>
    </style:style>
    <style:style style:name="P5" style:family="paragraph" style:parent-style-name="Text_20_body">
      <style:text-properties style:language-asian="ja" style:country-asian="JP"/>
    </style:style>
    <style:style style:name="P6" style:family="paragraph" style:parent-style-name="Preformatted_20_Text">
      <style:paragraph-properties fo:margin-left="1.251cm" fo:margin-right="0cm" fo:text-indent="0cm" style:auto-text-indent="false"/>
    </style:style>
    <style:style style:name="P7" style:family="paragraph" style:parent-style-name="Table_20_Heading">
      <style:text-properties style:language-asian="ja" style:country-asian="JP"/>
    </style:style>
    <style:style style:name="P8" style:family="paragraph" style:parent-style-name="Table_20_Heading">
      <style:text-properties style:font-name="Times New Roman" fo:font-size="12pt" style:font-name-asian="Times New Roman" style:font-size-asian="12pt" style:font-size-complex="12pt"/>
    </style:style>
    <style:style style:name="P9" style:family="paragraph" style:parent-style-name="Table_20_Heading">
      <style:text-properties style:font-name="Times New Roman" fo:font-size="12pt" style:font-name-asian="Times New Roman" style:font-size-asian="12pt" style:language-asian="ja" style:country-asian="JP" style:font-size-complex="12pt"/>
    </style:style>
    <style:style style:name="P10" style:family="paragraph" style:parent-style-name="Standard" style:list-style-name="L1"/>
    <style:style style:name="P11" style:family="paragraph" style:parent-style-name="Standard">
      <style:text-properties style:language-asian="ja" style:country-asian="JP"/>
    </style:style>
    <style:style style:name="P12" style:family="paragraph" style:parent-style-name="Standard" style:list-style-name="L1">
      <style:text-properties style:language-asian="ja" style:country-asian="JP"/>
    </style:style>
    <style:style style:name="P13" style:family="paragraph" style:parent-style-name="Standard" style:list-style-name="L4">
      <style:text-properties style:language-asian="ja" style:country-asian="JP"/>
    </style:style>
    <style:style style:name="P14" style:family="paragraph" style:parent-style-name="Standard" style:list-style-name="L6">
      <style:text-properties style:language-asian="ja" style:country-asian="JP"/>
    </style:style>
    <style:style style:name="P15" style:family="paragraph" style:parent-style-name="Standard" style:list-style-name="L7">
      <style:text-properties style:language-asian="ja" style:country-asian="JP"/>
    </style:style>
    <style:style style:name="P16" style:family="paragraph" style:parent-style-name="Standard" style:list-style-name="L7"/>
    <style:style style:name="P17" style:family="paragraph" style:parent-style-name="Standard">
      <style:paragraph-properties fo:margin-left="0.018cm" fo:margin-right="0cm" fo:text-indent="0cm" style:auto-text-indent="false"/>
    </style:style>
    <style:style style:name="P18" style:family="paragraph" style:parent-style-name="Standard">
      <style:paragraph-properties fo:margin-left="1.251cm" fo:margin-right="0cm" fo:text-indent="0cm" style:auto-text-indent="false"/>
      <style:text-properties style:language-asian="ja" style:country-asian="JP"/>
    </style:style>
    <style:style style:name="P19" style:family="paragraph" style:parent-style-name="Standard">
      <style:paragraph-properties fo:margin-left="0cm" fo:margin-right="0cm" fo:text-indent="0cm" style:auto-text-indent="false"/>
      <style:text-properties style:language-asian="ja" style:country-asian="JP"/>
    </style:style>
    <style:style style:name="P20" style:family="paragraph" style:parent-style-name="Text_20_body" style:list-style-name="L2"/>
    <style:style style:name="P21" style:family="paragraph" style:parent-style-name="Text_20_body">
      <style:text-properties style:language-asian="ja" style:country-asian="JP"/>
    </style:style>
    <style:style style:name="P22" style:family="paragraph" style:parent-style-name="Text_20_body" style:list-style-name="L3"/>
    <style:style style:name="P23" style:family="paragraph" style:parent-style-name="Text_20_body">
      <style:paragraph-properties fo:margin-left="1.251cm" fo:margin-right="0cm" fo:text-indent="0cm" style:auto-text-indent="false"/>
    </style:style>
    <style:style style:name="P24" style:family="paragraph" style:parent-style-name="Text_20_body">
      <style:paragraph-properties fo:margin-left="1.251cm" fo:margin-right="0cm" fo:text-indent="0cm" style:auto-text-indent="false"/>
      <style:text-properties style:language-asian="ja" style:country-asian="JP"/>
    </style:style>
    <style:style style:name="P25" style:family="paragraph" style:parent-style-name="Text_20_body">
      <style:paragraph-properties fo:margin-left="0cm" fo:margin-right="0cm" fo:text-indent="0cm" style:auto-text-indent="false"/>
    </style:style>
    <style:style style:name="P26" style:family="paragraph" style:parent-style-name="Heading_20_1">
      <style:text-properties style:language-asian="ja" style:country-asian="JP"/>
    </style:style>
    <style:style style:name="P27" style:family="paragraph" style:parent-style-name="Heading_20_1">
      <style:paragraph-properties fo:break-before="page"/>
      <style:text-properties style:language-asian="ja" style:country-asian="JP"/>
    </style:style>
    <style:style style:name="P28" style:family="paragraph" style:parent-style-name="Heading_20_2">
      <style:text-properties style:language-asian="ja" style:country-asian="JP"/>
    </style:style>
    <style:style style:name="P29" style:family="paragraph" style:parent-style-name="Heading_20_2">
      <style:paragraph-properties fo:break-before="page"/>
    </style:style>
    <style:style style:name="P30" style:family="paragraph" style:parent-style-name="Heading_20_2">
      <style:paragraph-properties fo:break-before="page"/>
      <style:text-properties style:language-asian="ja" style:country-asian="JP"/>
    </style:style>
    <style:style style:name="P31" style:family="paragraph" style:parent-style-name="Table_20_Contents">
      <style:text-properties style:language-asian="ja" style:country-asian="JP"/>
    </style:style>
    <style:style style:name="P32" style:family="paragraph" style:parent-style-name="Table_20_Contents" style:list-style-name="L5">
      <style:text-properties style:language-asian="ja" style:country-asian="JP"/>
    </style:style>
    <style:style style:name="P33" style:family="paragraph" style:parent-style-name="Table_20_Contents">
      <style:text-properties fo:font-weight="bold" style:language-asian="ja" style:country-asian="JP" style:font-weight-asian="bold" style:font-weight-complex="bold"/>
    </style:style>
    <style:style style:name="P34" style:family="paragraph" style:parent-style-name="Table_20_Contents">
      <style:text-properties fo:font-weight="bold" style:font-weight-asian="bold" style:font-weight-complex="bold"/>
    </style:style>
    <style:style style:name="P35" style:family="paragraph" style:parent-style-name="Table_20_Contents">
      <style:paragraph-properties fo:text-align="start" style:justify-single-word="false"/>
      <style:text-properties fo:font-weight="bold" style:font-weight-asian="bold" style:font-weight-complex="bold"/>
    </style:style>
    <style:style style:name="P36" style:family="paragraph" style:parent-style-name="Table_20_Contents">
      <style:paragraph-properties fo:text-align="start" style:justify-single-word="false"/>
    </style:style>
    <style:style style:name="P37" style:family="paragraph" style:parent-style-name="Table_20_Heading">
      <style:text-properties style:language-asian="ja" style:country-asian="JP"/>
    </style:style>
    <style:style style:name="P38" style:family="paragraph" style:parent-style-name="Heading_20_3">
      <style:text-properties style:language-asian="ja" style:country-asian="JP"/>
    </style:style>
    <style:style style:name="P39" style:family="paragraph" style:parent-style-name="Heading_20_3">
      <style:paragraph-properties fo:margin-left="-1.251cm" fo:margin-right="0cm" fo:text-indent="-0.762cm" style:auto-text-indent="false"/>
    </style:style>
    <style:style style:name="P40" style:family="paragraph" style:parent-style-name="Preformatted_20_Text">
      <style:paragraph-properties fo:margin-left="0cm" fo:margin-right="0cm" fo:text-indent="0cm" style:auto-text-indent="false"/>
    </style:style>
    <style:style style:name="P41" style:family="paragraph" style:parent-style-name="Preformatted_20_Text">
      <style:paragraph-properties fo:margin-left="0cm" fo:margin-right="0cm" fo:text-indent="0cm" style:auto-text-indent="false"/>
      <style:text-properties style:language-asian="ja" style:country-asian="JP"/>
    </style:style>
    <style:style style:name="P42" style:family="paragraph" style:parent-style-name="Preformatted_20_Text">
      <style:paragraph-properties fo:margin-left="1.251cm" fo:margin-right="0cm" fo:text-indent="0cm" style:auto-text-indent="false"/>
    </style:style>
    <style:style style:name="P43" style:family="paragraph" style:parent-style-name="Preformatted_20_Text">
      <style:paragraph-properties fo:margin-left="1.251cm" fo:margin-right="0cm" fo:text-indent="0cm" style:auto-text-indent="false"/>
      <style:text-properties style:language-asian="ja" style:country-asian="JP"/>
    </style:style>
    <style:style style:name="P44" style:family="paragraph" style:parent-style-name="Preformatted_20_Text">
      <style:text-properties style:language-asian="ja" style:country-asian="JP"/>
    </style:style>
    <style:style style:name="P45" style:family="paragraph" style:parent-style-name="Preformatted_20_Text">
      <style:paragraph-properties fo:margin-left="2.501cm" fo:margin-right="0cm" fo:text-indent="0cm" style:auto-text-indent="false"/>
    </style:style>
    <style:style style:name="P46" style:family="paragraph" style:parent-style-name="Preformatted_20_Text">
      <style:paragraph-properties fo:margin-left="2.501cm" fo:margin-right="0cm" fo:text-indent="0cm" style:auto-text-indent="false"/>
      <style:text-properties style:language-asian="ja" style:country-asian="JP"/>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language-asian="ja" style:country-asian="JP"/>
    </style:style>
    <style:style style:name="T2" style:family="text">
      <style:text-properties style:font-name-asian="ＭＳ Ｐ明朝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7"><text:s/>1 Introduction<text:tab/>2</text:p>
          <text:p text:style-name="P47"><text:s/>2 Scope<text:tab/>2</text:p>
          <text:p text:style-name="P47"><text:s/>3 Overview<text:tab/>2</text:p>
          <text:p text:style-name="P47"><text:s/>4 Definitions<text:tab/>2</text:p>
          <text:p text:style-name="P48"><text:s/>4.1 Virtual network management system (VNMS)<text:tab/>3</text:p>
          <text:p text:style-name="P48"><text:s/>4.2 Tenant<text:tab/>3</text:p>
          <text:p text:style-name="P48"><text:s/>4.3 Network<text:tab/>3</text:p>
          <text:p text:style-name="P48"><text:s/>4.4 Port<text:tab/>3</text:p>
          <text:p text:style-name="P48"><text:s/>4.5 Attachment<text:tab/>3</text:p>
          <text:p text:style-name="P48"><text:s/>4.6 Entity/Element<text:tab/>3</text:p>
          <text:p text:style-name="P48"><text:s/>4.7 Container<text:tab/>3</text:p>
          <text:p text:style-name="P47"><text:s/>5 Types of resources in the VNMS<text:tab/>3</text:p>
          <text:p text:style-name="P47"><text:s/>6 Network<text:tab/>4</text:p>
          <text:p text:style-name="P48"><text:s/>6.1 Create a network object<text:tab/>5</text:p>
          <text:p text:style-name="P49"><text:s/>6.1.1 Response status<text:tab/>5</text:p>
          <text:p text:style-name="P48"><text:s/>6.2 Read multiple network objects<text:tab/>6</text:p>
          <text:p text:style-name="P49"><text:s/>6.2.1 Response headers<text:tab/>6</text:p>
          <text:p text:style-name="P48"><text:s/>6.3 Read a network object<text:tab/>7</text:p>
          <text:p text:style-name="P49"><text:s/>6.3.1 Response headers<text:tab/>7</text:p>
          <text:p text:style-name="P49"><text:s/>6.3.2 Response message body<text:tab/>7</text:p>
          <text:p text:style-name="P48"><text:s/>6.4 Delete a network <text:tab/>7</text:p>
          <text:p text:style-name="P49"><text:s/>6.4.1 Response status<text:tab/>8</text:p>
          <text:p text:style-name="P48"><text:s/>6.5 Modify a network object<text:tab/>9</text:p>
          <text:p text:style-name="P49"><text:s/>6.5.1 Response status<text:tab/>9</text:p>
          <text:p text:style-name="P47"><text:s/>7 Port<text:tab/>9</text:p>
          <text:p text:style-name="P48"><text:s/>7.1 Create a port object<text:tab/>10</text:p>
          <text:p text:style-name="P49"><text:s/>7.1.1 Response status<text:tab/>10</text:p>
          <text:p text:style-name="P48"><text:s/>7.2 Read multiple port objects<text:tab/>11</text:p>
          <text:p text:style-name="P49"><text:s/>7.2.1 Response headers<text:tab/>11</text:p>
          <text:p text:style-name="P49"><text:s/>7.2.2 Response message body<text:tab/>11</text:p>
          <text:p text:style-name="P48"><text:s/>7.3 Read a port object<text:tab/>12</text:p>
          <text:p text:style-name="P49"><text:s/>7.3.1 Response headers<text:tab/>12</text:p>
          <text:p text:style-name="P49"><text:s/>7.3.2 Response status<text:tab/>12</text:p>
          <text:p text:style-name="P49"><text:s/>7.3.3 Response message body<text:tab/>13</text:p>
          <text:p text:style-name="P48"><text:s/>7.4 Delete a port object<text:tab/>14</text:p>
          <text:p text:style-name="P49"><text:s/>7.4.1 Response status<text:tab/>14</text:p>
          <text:p text:style-name="P47"><text:s/>8 Attachment<text:tab/>15</text:p>
          <text:p text:style-name="P48"><text:s/>8.1 Create an attachment object to a port object<text:tab/>15</text:p>
          <text:p text:style-name="P48"><text:s/>8.2 Read multiple port attachment objects<text:tab/>16</text:p>
          <text:p text:style-name="P49"><text:s/>8.2.1 Response headers<text:tab/>16</text:p>
          <text:p text:style-name="P48"><text:s/>8.3 Delete a port attachment object<text:tab/>16</text:p>
          <text:p text:style-name="P49"><text:soft-page-break/><text:s/>8.3.1 Response status<text:tab/>17</text:p>
          <text:p text:style-name="P48"><text:s/>8.4 Create an attachment object to a network object<text:tab/>17</text:p>
          <text:p text:style-name="P48"><text:s/>8.5 Read multiple network attachment objects<text:tab/>17</text:p>
          <text:p text:style-name="P49"><text:s/>8.5.1 Response headers<text:tab/>18</text:p>
          <text:p text:style-name="P48"><text:s/>8.6 Read a network attachment object<text:tab/>18</text:p>
          <text:p text:style-name="P49"><text:s/>8.6.1 Response status<text:tab/>18</text:p>
          <text:p text:style-name="P48"><text:s/>8.7 Delete a network attachment object<text:tab/>18</text:p>
          <text:p text:style-name="P49"><text:s/>8.7.1 Response status<text:tab/>19</text:p>
        </text:index-body>
      </text:table-of-content>
      <text:h text:style-name="P39" text:outline-level="3" text:is-list-header="true" text:restart-numbering="true" text:start-value="-1"/>
      <text:h text:style-name="Heading_20_1" text:outline-level="1">Introduction</text:h>
      <text:p text:style-name="P17"/>
      <text:p text:style-name="Standard">This document int<text:span text:style-name="T1">ended for application developers who are going to integrate this API with other external services such as OpenStack. It documents in detail a RESTful API to configure virtual computing resources and to manage their state.</text:span></text:p>
      <text:p text:style-name="P3"/>
      <text:h text:style-name="P26" text:outline-level="1">Scope</text:h>
      <text:p text:style-name="P5"/>
      <text:p text:style-name="P5">This document specifies the interface to configure, access and manage virtual computing resources.</text:p>
      <text:p text:style-name="P5">Through its abstract interface it aims to simplify the control and management of such resources.</text:p>
      <text:p text:style-name="P5">This API although it is in the best interests does not support yet state management of resources hence no mechanism exists to subscribe to receive events from managed resources.</text:p>
      <text:p text:style-name="P5"/>
      <text:h text:style-name="Heading_20_1" text:outline-level="1">Overview</text:h>
      <text:p text:style-name="Text_20_body"/>
      <text:p text:style-name="P3">The virtual network management system (VNMS) consists of a stack of resources controlled in a hierarchically way. Resources at a lower level can not be accessed unless resources at the higher level are accessible. Such dependencies should be well understood because side effects might occur. For example deletion of a network can result in all other dependent instances disappearing as well.</text:p>
      <text:p text:style-name="P3">Users interact with this API through its supported addressing model and are unaware of the underlying network infrastructure that are using. Briefly this network infrastructure is a virtual layer 2 designed within the Trema framework supporting a flexible and extensible configuration management.</text:p>
      <text:p text:style-name="P3">The API does not support any guards preventing access to objects created by other clients. It could be that higher level APIs provide the necessary authentication but this is outside the scope of this API.</text:p>
      <text:p text:style-name="P3"/>
      <text:h text:style-name="P26" text:outline-level="1">Definitions</text:h>
      <text:p text:style-name="P5"/>
      <text:p text:style-name="P5">For the purpose of this document the following terms and definitions apply.</text:p>
      <text:h text:style-name="P28" text:outline-level="2"><text:soft-page-break/>Virtual network management system (VNMS)</text:h>
      <text:p text:style-name="P5">It is a conceptual term used to describe the system that this API is targeted for.</text:p>
      <text:p text:style-name="P5"/>
      <text:h text:style-name="P28" text:outline-level="2">Tenant</text:h>
      <text:p text:style-name="P5">Within the VNMS a top level entity defining a large pool of network resources. A tenant may span to cover one or more network entities.</text:p>
      <text:p text:style-name="P5"/>
      <text:h text:style-name="P28" text:outline-level="2">Network</text:h>
      <text:p text:style-name="P5">Models the relationship of a virtual resource pool (ports/attachments) that this entity may have.</text:p>
      <text:p text:style-name="P5"/>
      <text:h text:style-name="P28" text:outline-level="2">Port</text:h>
      <text:p text:style-name="P5">Mapping of port attributes to this logical entity to enable network connectivity.</text:p>
      <text:p text:style-name="P5"/>
      <text:h text:style-name="P28" text:outline-level="2">Attachment</text:h>
      <text:p text:style-name="P5">An entity that as its name suggests can either be attached to a network or port entity objects.</text:p>
      <text:p text:style-name="P5">This entity represents a mapping to a value that exposes a control attribute to the entity being attached (network/port).</text:p>
      <text:p text:style-name="P5"/>
      <text:h text:style-name="Heading_20_2" text:outline-level="2">Entity/Element</text:h>
      <text:p text:style-name="P5">Terms used interchangeably referring to objects that this API manipulates.</text:p>
      <text:p text:style-name="P5"/>
      <text:h text:style-name="Heading_20_2" text:outline-level="2">Con<text:span text:style-name="T1">tainer</text:span></text:h>
      <text:p text:style-name="Text_20_body"><text:span text:style-name="T1">A simple grouping of objects of certain type with the same characteristics.</text:span></text:p>
      <text:p text:style-name="Text_20_body"><text:span text:style-name="T1"/></text:p>
      <text:h text:style-name="P26" text:outline-level="1">Types of resources in the VNMS</text:h>
      <text:p text:style-name="P5"/>
      <table:table table:name="Table4" table:style-name="Table4">
        <table:table-column table:style-name="Table4.A"/>
        <table:table-column table:style-name="Table4.B"/>
        <table:table-row>
          <table:table-cell table:style-name="Table4.A1" office:value-type="string">
            <text:p text:style-name="P1">Resource type</text:p>
          </table:table-cell>
          <table:table-cell table:style-name="Table4.B1" office:value-type="string">
            <text:p text:style-name="P1">Des<text:span text:style-name="T1">cription</text:span></text:p>
          </table:table-cell>
        </table:table-row>
        <table:table-row>
          <table:table-cell table:style-name="Table4.A2" office:value-type="string">
            <text:p text:style-name="Table_20_Contents">Tenant</text:p>
          </table:table-cell>
          <table:table-cell table:style-name="Table4.B2" office:value-type="string">
            <text:p text:style-name="Table_20_Contents">A con<text:span text:style-name="T1">tainer of one or more objects uniquely addressable by its tenant identifier.</text:span></text:p>
          </table:table-cell>
        </table:table-row>
        <table:table-row>
          <table:table-cell table:style-name="Table4.A2" office:value-type="string">
            <text:p text:style-name="Table_20_Contents">Network</text:p>
          </table:table-cell>
          <table:table-cell table:style-name="Table4.B2" office:value-type="string">
            <text:p text:style-name="Table_20_Contents">A con<text:span text:style-name="T1">tainer of one or more objects uniquely addressable by its network identifier.</text:span></text:p>
          </table:table-cell>
        </table:table-row>
        <table:table-row>
          <table:table-cell table:style-name="Table4.A2" office:value-type="string">
            <text:p text:style-name="Table_20_Contents">Port</text:p>
          </table:table-cell>
          <table:table-cell table:style-name="Table4.B2" office:value-type="string">
            <text:p text:style-name="Table_20_Contents">A con<text:span text:style-name="T1">tainer of one or more objects addressable by its logical port identifier. A port container </text:span><text:soft-page-break/><text:span text:style-name="T1">may also have attachment container objects.</text:span></text:p>
          </table:table-cell>
        </table:table-row>
        <table:table-row>
          <table:table-cell table:style-name="Table4.A2" office:value-type="string">
            <text:p text:style-name="Table_20_Contents">Att<text:span text:style-name="T1">achment</text:span></text:p>
          </table:table-cell>
          <table:table-cell table:style-name="Table4.B2" office:value-type="string">
            <text:p text:style-name="P2">An entity that represents a binding of key/value pairs that can be attached either to network or port. Attachment also can be viewed as a container accessible through its attachment identifier.</text:p>
          </table:table-cell>
        </table:table-row>
      </table:table>
      <text:p text:style-name="P5"/>
      <text:p text:style-name="P3">Resource access applies to all synchronous operations regarding getting, setting and enumerating values. Subclauses below define a mechanism for acquiring JSON based representations of entities using this RESTful API. A URI syntax may indicate the type of entity being enumerated or a particular selector object.</text:p>
      <text:p text:style-name="P3"/>
      <text:h text:style-name="P26" text:outline-level="1">Network</text:h>
      <text:p text:style-name="Standard"/>
      <text:p text:style-name="Standard">A network can be considered as a container of resources within a tenant entity. A network may connect a set of virtual resources either from a single physical resource or from multiple physical resources. A network is identified by a unique id, auto-generated if not given that remains constant for the life of the entity. Every network object is associated with a tenant object from which inherits all its metadata. In the examples that will follow the URI path that signifies tenant information is omitted for clarity and hereon indicated as &lt;root-URI&gt;.</text:p>
      <text:p text:style-name="P3"/>
      <text:h text:style-name="P29" text:outline-level="2"><text:span text:style-name="T1">Create a network object</text:span></text:h>
      <text:p text:style-name="P3">A create operation creates a network object with its initial representation. If the target network object already exists the create operation would fail returning an error.</text:p>
      <text:p text:style-name="P3"/>
      <text:p text:style-name="P3">The following HTTP POST creates a network object at the specified URI.</text:p>
      <text:p text:style-name="P3"/>
      <text:p text:style-name="P3">Example: POST &lt;root-URI&gt;/networks</text:p>
      <text:p text:style-name="Preformatted_20_Text">POST /networks HTTP/1.1</text:p>
      <text:p text:style-name="Preformatted_20_Text">Content-type: application/json</text:p>
      <text:p text:style-name="Preformatted_20_Text">{</text:p>
      <text:p text:style-name="P6">“id” : “net-1”,</text:p>
      <text:p text:style-name="P6">“description” : “marketing dep<text:span text:style-name="T1">artment”</text:span></text:p>
      <text:p text:style-name="P41">}</text:p>
      <text:p text:style-name="P41"/>
      <text:p text:style-name="P3"/>
      <text:p text:style-name="P3">Where:</text:p>
      <text:list xml:id="list28305850" text:style-name="L1">
        <text:list-item>
          <text:p text:style-name="P10"><text:span text:style-name="T1">root-URI – reference to tenant target object <text:s/></text:span><text:a xlink:type="simple" xlink:href="http://localhost/tenants/">http://localhost/tenants/</text:a><text:span text:style-name="T1">&lt;tenant-id&gt;. From now on the tenant path would be omitted.</text:span></text:p>
        </text:list-item>
        <text:list-item>
          <text:p text:style-name="P12">networks - the network child object to create in the networks container. There is no guarantee that the newly network object would be sorted while added to the list of existing network objects.</text:p>
        </text:list-item>
      </text:list>
      <text:p text:style-name="P3"/>
      <text:p text:style-name="P3">The POST request includes two name/value pairs, id and description.</text:p>
      <text:p text:style-name="P3"/>
      <text:p text:style-name="Table_20_Heading">Table <text:sequence text:ref-name="refDrawing15" text:name="Drawing" text:formula="ooow:Drawing+1" style:num-format="１, ２, ３, ...">１</text:sequence> Request message body – Create a network object</text:p>
      <table:table table:name="Table_1" table:style-name="Table_5f_1">
        <table:table-column table:style-name="Table_5f_1.A" table:number-columns-repeated="3"/>
        <table:table-column table:style-name="Table_5f_1.D"/>
        <table:table-row>
          <table:table-cell table:style-name="Table_5f_1.A1" office:value-type="string">
            <text:p text:style-name="P1">Field name</text:p>
          </table:table-cell>
          <table:table-cell table:style-name="Table_5f_1.A1" office:value-type="string">
            <text:p text:style-name="P1">Type</text:p>
          </table:table-cell>
          <table:table-cell table:style-name="Table_5f_1.A1" office:value-type="string">
            <text:p text:style-name="P1">Des<text:span text:style-name="T1">cription</text:span></text:p>
          </table:table-cell>
          <table:table-cell table:style-name="Table_5f_1.D1" office:value-type="string">
            <text:p text:style-name="P1">Requirement</text:p>
          </table:table-cell>
        </table:table-row>
        <table:table-row>
          <table:table-cell table:style-name="Table_5f_1.A2" office:value-type="string">
            <text:p text:style-name="Table_20_Contents">id</text:p>
          </table:table-cell>
          <table:table-cell table:style-name="Table_5f_1.A2" office:value-type="string">
            <text:p text:style-name="Table_20_Contents">JSON String</text:p>
          </table:table-cell>
          <table:table-cell table:style-name="Table_5f_1.A2" office:value-type="string">
            <text:p text:style-name="P2">Any textual description as long as it is unique which is used to identify the object.</text:p>
          </table:table-cell>
          <table:table-cell table:style-name="Table_5f_1.D2" office:value-type="string">
            <text:p text:style-name="Table_20_Contents">Optional</text:p>
          </table:table-cell>
        </table:table-row>
        <table:table-row>
          <table:table-cell table:style-name="Table_5f_1.A2" office:value-type="string">
            <text:p text:style-name="Table_20_Contents">des<text:span text:style-name="T1">cription</text:span></text:p>
          </table:table-cell>
          <table:table-cell table:style-name="Table_5f_1.A2" office:value-type="string">
            <text:p text:style-name="Table_20_Contents">JSON String</text:p>
          </table:table-cell>
          <table:table-cell table:style-name="Table_5f_1.A2" office:value-type="string">
            <text:p text:style-name="P2">A name that this network is known as.</text:p>
          </table:table-cell>
          <table:table-cell table:style-name="Table_5f_1.D2" office:value-type="string">
            <text:p text:style-name="Table_20_Contents">Man<text:span text:style-name="T1">datory</text:span></text:p>
          </table:table-cell>
        </table:table-row>
      </table:table>
      <text:p text:style-name="P3"/>
      <text:p text:style-name="P3"/>
      <text:h text:style-name="Heading_20_3" text:outline-level="3">Response status</text:h>
      <text:p text:style-name="P3">The HTTP status codes that returned when creating a network object are described in Table 2.</text:p>
      <text:p text:style-name="P3"/>
      <text:p text:style-name="Table_20_Heading">Table <text:sequence text:ref-name="refDrawing0" text:name="Drawing" text:formula="ooow:Drawing+1" style:num-format="１, ２, ３, ...">２</text:sequence> HTTP status codes – Creating a network object.</text:p>
      <table:table table:name="HTTPStatus#1" table:style-name="HTTPStatus_23_1">
        <table:table-column table:style-name="HTTPStatus_23_1.A"/>
        <table:table-column table:style-name="HTTPStatus_23_1.B"/>
        <table:table-row>
          <table:table-cell table:style-name="HTTPStatus_23_1.A1" office:value-type="string">
            <text:p text:style-name="P1">HTTP Status</text:p>
          </table:table-cell>
          <table:table-cell table:style-name="HTTPStatus_23_1.B1" office:value-type="string">
            <text:p text:style-name="P1">Des<text:span text:style-name="T1">cription</text:span></text:p>
          </table:table-cell>
        </table:table-row>
        <table:table-row>
          <table:table-cell table:style-name="HTTPStatus_23_1.A2" office:value-type="string">
            <text:p text:style-name="Table_20_Contents">202 Created</text:p>
          </table:table-cell>
          <table:table-cell table:style-name="HTTPStatus_23_1.B2" office:value-type="string">
            <text:p text:style-name="Table_20_Contents">Operation succeeded. A new network object is created. </text:p>
          </table:table-cell>
        </table:table-row>
        <table:table-row>
          <table:table-cell table:style-name="HTTPStatus_23_1.A2" office:value-type="string">
            <text:p text:style-name="Table_20_Contents">404 Not found</text:p>
          </table:table-cell>
          <table:table-cell table:style-name="HTTPStatus_23_1.B2" office:value-type="string">
            <text:p text:style-name="Table_20_Contents">A tenant resource was not found.</text:p>
          </table:table-cell>
        </table:table-row>
        <table:table-row>
          <table:table-cell table:style-name="HTTPStatus_23_1.A2" office:value-type="string">
            <text:p text:style-name="Table_20_Contents">422 Bad req<text:span text:style-name="T1">uest</text:span></text:p>
          </table:table-cell>
          <table:table-cell table:style-name="HTTPStatus_23_1.B2" office:value-type="string">
            <text:p text:style-name="P2">Invalid parameters or field names or attempt to create an existing network object.</text:p>
          </table:table-cell>
        </table:table-row>
        <table:table-row>
          <table:table-cell table:style-name="HTTPStatus_23_1.A2" office:value-type="string">
            <text:p text:style-name="Table_20_Contents">500 Int<text:span text:style-name="T1">ernal error</text:span></text:p>
          </table:table-cell>
          <table:table-cell table:style-name="HTTPStatus_23_1.B2" office:value-type="string">
            <text:p text:style-name="Table_20_Contents">A pro<text:span text:style-name="T1">cessing error while adding a network object.</text:span></text:p>
          </table:table-cell>
        </table:table-row>
      </table:table>
      <text:p text:style-name="P3"><text:soft-page-break/></text:p>
      <text:h text:style-name="P28" text:outline-level="2">Read multiple network objects</text:h>
      <text:p text:style-name="P5">The following HTTP GET reads one or more network objects at the specified URI. The message is targeted to return an array of network objects. If an object can not be retrieved due to conflicting locking or simultaneous access or any other conflict an error response is returned. If the request results in no data being found an empty response is returned (an empty array with no values).</text:p>
      <text:p text:style-name="P5">Example: Perform a GET to the network container URI.</text:p>
      <text:p text:style-name="Preformatted_20_Text">GET /networks HTTP/1.1</text:p>
      <text:p text:style-name="Preformatted_20_Text">Accept: */*</text:p>
      <text:p text:style-name="Preformatted_20_Text"/>
      <text:p text:style-name="Standard">The following shows the server's response.</text:p>
      <text:p text:style-name="Standard"/>
      <text:p text:style-name="Preformatted_20_Text">HTTP/1.1 200 OK</text:p>
      <text:p text:style-name="Preformatted_20_Text">Content-Type: application/json</text:p>
      <text:p text:style-name="Preformatted_20_Text">[</text:p>
      <text:p text:style-name="P6">{“id”:”net-1”,“description”:”marketing dep<text:span text:style-name="T1">artment”},</text:span></text:p>
      <text:p text:style-name="P43">{“id”:”net-2”,”description”:”development department”}</text:p>
      <text:p text:style-name="Preformatted_20_Text">]</text:p>
      <text:h text:style-name="Heading_20_3" text:outline-level="3">Response headers</text:h>
      <text:p text:style-name="Text_20_body">The following response headers expected as shown in Table 3.</text:p>
      <text:p text:style-name="P8">Table <text:span text:style-name="T2"><text:sequence text:ref-name="refDrawing1" text:name="Drawing" text:formula="ooow:Drawing+1" style:num-format="１, ２, ３, ...">３</text:sequence></text:span>Response headers – Read multiple network objects</text:p>
      <table:table table:name="Response_header#1" table:style-name="Response_5f_header_23_1">
        <table:table-column table:style-name="Response_5f_header_23_1.A"/>
        <table:table-column table:style-name="Response_5f_header_23_1.B"/>
        <table:table-column table:style-name="Response_5f_header_23_1.C"/>
        <table:table-row>
          <table:table-cell table:style-name="Response_5f_header_23_1.A1" office:value-type="string">
            <text:p text:style-name="P1">Header</text:p>
          </table:table-cell>
          <table:table-cell table:style-name="Response_5f_header_23_1.A1" office:value-type="string">
            <text:p text:style-name="P1">Type</text:p>
          </table:table-cell>
          <table:table-cell table:style-name="Response_5f_header_23_1.C1" office:value-type="string">
            <text:p text:style-name="P1">Req<text:span text:style-name="T1">uirement</text:span></text:p>
          </table:table-cell>
        </table:table-row>
        <table:table-row>
          <table:table-cell table:style-name="Response_5f_header_23_1.A2" office:value-type="string">
            <text:p text:style-name="Table_20_Contents">Con<text:span text:style-name="T1">tent-Type</text:span></text:p>
          </table:table-cell>
          <table:table-cell table:style-name="Response_5f_header_23_1.A2" office:value-type="string">
            <text:p text:style-name="Table_20_Contents">application/json</text:p>
          </table:table-cell>
          <table:table-cell table:style-name="Response_5f_header_23_1.C2" office:value-type="string">
            <text:p text:style-name="Table_20_Contents">If present a JSON array of zero, one or more net<text:span text:style-name="T1">work objects.</text:span></text:p>
          </table:table-cell>
        </table:table-row>
        <table:table-row>
          <table:table-cell table:style-name="Response_5f_header_23_1.A2" office:value-type="string">
            <text:p text:style-name="Table_20_Contents">Con<text:span text:style-name="T1">tent-Type</text:span></text:p>
          </table:table-cell>
          <table:table-cell table:style-name="Response_5f_header_23_1.A2" office:value-type="string">
            <text:p text:style-name="Table_20_Contents">text/plain</text:p>
          </table:table-cell>
          <table:table-cell table:style-name="Response_5f_header_23_1.C2" office:value-type="string">
            <text:p text:style-name="Table_20_Contents">If present an implementation spe<text:span text:style-name="T1">cific error message.</text:span></text:p>
          </table:table-cell>
        </table:table-row>
      </table:table>
      <text:p text:style-name="Text_20_body"/>
      <text:h text:style-name="P29" text:outline-level="2">Read <text:span text:style-name="T1">a</text:span> network object</text:h>
      <text:p text:style-name="P5">The following HTTP GET reads from an existing network object at the specified URI.</text:p>
      <text:p text:style-name="P5">Example: Perform a GET to the network object URI.</text:p>
      <text:p text:style-name="Preformatted_20_Text">GET /networks/&lt;net-id&gt; HTTP/1.1</text:p>
      <text:p text:style-name="Preformatted_20_Text">Accept: */*</text:p>
      <text:p text:style-name="Preformatted_20_Text"/>
      <text:p text:style-name="P5">Where:</text:p>
      <text:list xml:id="list28291452" text:style-name="L2">
        <text:list-item>
          <text:p text:style-name="P20">&lt;net-id&gt; is the ide<text:span text:style-name="T1">ntifier of the network object (for example net-2).</text:span></text:p>
        </text:list-item>
      </text:list>
      <text:p text:style-name="P5">The following shows the server's response.</text:p>
      <text:p text:style-name="P44">HTTP/1.1 200 OK</text:p>
      <text:p text:style-name="P44">Content-Type: application/json</text:p>
      <text:p text:style-name="P44">{</text:p>
      <text:p text:style-name="P43">"bindings":[],</text:p>
      <text:p text:style-name="P43">"description":"development department"</text:p>
      <text:p text:style-name="P41">}</text:p>
      <text:h text:style-name="P38" text:outline-level="3">Response headers</text:h>
      <text:p text:style-name="Text_20_body"><text:span text:style-name="T1">The following response headers expected as shown in Table 4.</text:span></text:p>
      <text:p text:style-name="P9">Table <text:span text:style-name="T2"><text:sequence text:ref-name="refDrawing2" text:name="Drawing" text:formula="ooow:Drawing+1" style:num-format="１, ２, ３, ...">４</text:sequence></text:span> Response headers – Read a single reference of a network object</text:p>
      <table:table table:name="Table5" table:style-name="Table5">
        <table:table-column table:style-name="Table5.A"/>
        <table:table-column table:style-name="Table5.B"/>
        <table:table-column table:style-name="Table5.C"/>
        <table:table-row>
          <table:table-cell table:style-name="Table5.A1" office:value-type="string">
            <text:p text:style-name="P1">Header</text:p>
          </table:table-cell>
          <table:table-cell table:style-name="Table5.A1" office:value-type="string">
            <text:p text:style-name="P1">Type</text:p>
          </table:table-cell>
          <table:table-cell table:style-name="Table5.C1" office:value-type="string">
            <text:p text:style-name="P1">Req<text:span text:style-name="T1">uirement</text:span></text:p>
          </table:table-cell>
        </table:table-row>
        <table:table-row>
          <table:table-cell table:style-name="Table5.A2" office:value-type="string">
            <text:p text:style-name="Table_20_Contents">Con<text:span text:style-name="T1">tent-Type</text:span></text:p>
          </table:table-cell>
          <table:table-cell table:style-name="Table5.A2" office:value-type="string">
            <text:p text:style-name="Table_20_Contents">app<text:span text:style-name="T1">lication/json</text:span></text:p>
          </table:table-cell>
          <table:table-cell table:style-name="Table5.C2" office:value-type="string">
            <text:p text:style-name="Table_20_Contents">Optional. If pre<text:span text:style-name="T1">sent the referenced network object instance.</text:span></text:p>
          </table:table-cell>
        </table:table-row>
        <table:table-row>
          <table:table-cell table:style-name="Table5.A2" office:value-type="string">
            <text:p text:style-name="Table_20_Contents">Con<text:span text:style-name="T1">tent-Type</text:span></text:p>
          </table:table-cell>
          <table:table-cell table:style-name="Table5.A2" office:value-type="string">
            <text:p text:style-name="Table_20_Contents">text/plain</text:p>
          </table:table-cell>
          <table:table-cell table:style-name="Table5.C2" office:value-type="string">
            <text:p text:style-name="Table_20_Contents">Optional. If pre<text:span text:style-name="T1">sent the referenced network object instance is not found.</text:span></text:p>
          </table:table-cell>
        </table:table-row>
      </table:table>
      <text:p text:style-name="P5"/>
      <text:h text:style-name="Heading_20_3" text:outline-level="3">Response message body</text:h>
      <text:p text:style-name="P5">The response message body for reading a specific network object is shown in Table 5.</text:p>
      <text:p text:style-name="P7">Table <text:sequence text:ref-name="refDrawing3" text:name="Drawing" text:formula="ooow:Drawing+1" style:num-format="１, ２, ３, ...">５</text:sequence> Response message body – Read a network object</text:p>
      <table:table table:name="Table6" table:style-name="Table6">
        <table:table-column table:style-name="Table6.A" table:number-columns-repeated="3"/>
        <table:table-column table:style-name="Table6.D"/>
        <table:table-row>
          <table:table-cell table:style-name="Table6.A1" office:value-type="string">
            <text:p text:style-name="P1">Field name</text:p>
          </table:table-cell>
          <table:table-cell table:style-name="Table6.A1" office:value-type="string">
            <text:p text:style-name="P1">Type</text:p>
          </table:table-cell>
          <table:table-cell table:style-name="Table6.A1" office:value-type="string">
            <text:p text:style-name="P1">Des<text:span text:style-name="T1">cription</text:span></text:p>
          </table:table-cell>
          <table:table-cell table:style-name="Table6.D1" office:value-type="string">
            <text:p text:style-name="P1">Req<text:span text:style-name="T1">uirement</text:span></text:p>
          </table:table-cell>
        </table:table-row>
        <table:table-row>
          <table:table-cell table:style-name="Table6.A2" office:value-type="string">
            <text:p text:style-name="Table_20_Contents">bindings</text:p>
          </table:table-cell>
          <table:table-cell table:style-name="Table6.A2" office:value-type="string">
            <text:p text:style-name="Table_20_Contents">JSON Array</text:p>
          </table:table-cell>
          <table:table-cell table:style-name="Table6.A2" office:value-type="string">
            <text:p text:style-name="P2">Any port or attachment object associated with this network instance. If there are no bindings an empty array is returned.</text:p>
          </table:table-cell>
          <table:table-cell table:style-name="Table6.D2" office:value-type="string">
            <text:p text:style-name="Table_20_Contents">Man<text:span text:style-name="T1">datory</text:span></text:p>
          </table:table-cell>
        </table:table-row>
        <table:table-row>
          <table:table-cell table:style-name="Table6.A2" office:value-type="string">
            <text:p text:style-name="Table_20_Contents">des<text:span text:style-name="T1">cription</text:span></text:p>
          </table:table-cell>
          <table:table-cell table:style-name="Table6.A2" office:value-type="string">
            <text:p text:style-name="Table_20_Contents">JSON String</text:p>
          </table:table-cell>
          <table:table-cell table:style-name="Table6.A2" office:value-type="string">
            <text:p text:style-name="Table_20_Contents">A readable des<text:span text:style-name="T1">cription of this network object instance.</text:span></text:p>
          </table:table-cell>
          <table:table-cell table:style-name="Table6.D2" office:value-type="string">
            <text:p text:style-name="Table_20_Contents">Man<text:span text:style-name="T1">datory</text:span></text:p>
          </table:table-cell>
        </table:table-row>
      </table:table>
      <text:p text:style-name="Standard"/>
      <text:h text:style-name="P28" text:outline-level="2">Delete a network </text:h>
      <text:p text:style-name="P5">It is an operation to delete a network resource in its entirety. The delete operation specifies a precondition to match in order for the operation to be carried out. This does not mean that the <text:soft-page-break/>operation would succeed other errors may prevent and cause the delete operation to fail. </text:p>
      <text:p text:style-name="P5">The following HTTP DELETE deletes a network object at the specified URI. Any dependent entities visible to this network object (ports, attachments) would also be deleted.</text:p>
      <text:p text:style-name="P24">DELETE /networks/&lt;net-id&gt;</text:p>
      <text:p text:style-name="P5">Where:</text:p>
      <text:list xml:id="list28286848" text:style-name="L3">
        <text:list-item>
          <text:p text:style-name="P22">&lt;net-id&gt; the name of a network object to be deleted (for example net-2).</text:p>
        </text:list-item>
      </text:list>
      <text:h text:style-name="Heading_20_3" text:outline-level="3">Response status</text:h>
      <text:p text:style-name="P5">The HTTP status code that occur when deleting a network object shown in Table 6.</text:p>
      <text:p text:style-name="Table_20_Heading">Table <text:sequence text:ref-name="refDrawing4" text:name="Drawing" text:formula="ooow:Drawing+1" style:num-format="１, ２, ３, ...">６</text:sequence> HTTP status codes – Delete a network object</text:p>
      <table:table table:name="Table1" table:style-name="Table1">
        <table:table-column table:style-name="Table1.A"/>
        <table:table-column table:style-name="Table1.B"/>
        <table:table-row>
          <table:table-cell table:style-name="Table1.A1" office:value-type="string">
            <text:p text:style-name="P1">HTTP Status</text:p>
          </table:table-cell>
          <table:table-cell table:style-name="Table1.B1" office:value-type="string">
            <text:p text:style-name="P1">Des<text:span text:style-name="T1">cription</text:span></text:p>
          </table:table-cell>
        </table:table-row>
        <table:table-row>
          <table:table-cell table:style-name="Table1.A2" office:value-type="string">
            <text:p text:style-name="Table_20_Contents">202 Acc<text:span text:style-name="T1">epted</text:span></text:p>
          </table:table-cell>
          <table:table-cell table:style-name="Table1.B2" office:value-type="string">
            <text:p text:style-name="P5">A network object successfully deleted.</text:p>
          </table:table-cell>
        </table:table-row>
        <table:table-row>
          <table:table-cell table:style-name="Table1.A2" office:value-type="string">
            <text:p text:style-name="Table_20_Contents">404 Not Found</text:p>
          </table:table-cell>
          <table:table-cell table:style-name="Table1.B2" office:value-type="string">
            <text:p text:style-name="Text_20_body">A network object already deleted or is not found. </text:p>
          </table:table-cell>
        </table:table-row>
        <table:table-row>
          <table:table-cell table:style-name="Table1.A2" office:value-type="string">
            <text:p text:style-name="Table_20_Contents">500 Internal Server Error</text:p>
          </table:table-cell>
          <table:table-cell table:style-name="Table1.B2" office:value-type="string">
            <text:p text:style-name="Text_20_body">A processing error while deleting the net<text:span text:style-name="T1">work object.</text:span></text:p>
          </table:table-cell>
        </table:table-row>
      </table:table>
      <text:p text:style-name="P5"/>
      <text:p text:style-name="Standard"/>
      <text:h text:style-name="P30" text:outline-level="2">Modify a network object</text:h>
      <text:p text:style-name="P5">Ability to modify an existing network object. A successful PUT operation would modify the network object modifiable properties and leave the other properties unchanged. If the targeting PUT network representation and the actual saved representation do not differ the object is left intact. A modification to a network object should not disturb the preservation order of other objects. A client user must query again to display the updated resulted.</text:p>
      <text:p text:style-name="P5">Example: PUT to the network object URI to alter its description.</text:p>
      <text:p text:style-name="Preformatted_20_Text">PUT /networks/net-1 HTTP/1.1</text:p>
      <text:p text:style-name="Preformatted_20_Text">Content-type: application/json</text:p>
      <text:p text:style-name="Preformatted_20_Text">{“description”:”another dep<text:span text:style-name="T1">artment”}</text:span></text:p>
      <text:p text:style-name="Standard"/>
      <text:p text:style-name="Standard">The following shows the server's response.</text:p>
      <text:p text:style-name="Preformatted_20_Text"/>
      <text:p text:style-name="Preformatted_20_Text">HTTP/1.1 202 Acc<text:span text:style-name="T1">epted</text:span></text:p>
      <text:p text:style-name="Preformatted_20_Text">Content-Type: text/plain; charset=ISO-8859-1</text:p>
      <text:p text:style-name="Preformatted_20_Text"/>
      <text:h text:style-name="Heading_20_3" text:outline-level="3">Response status</text:h>
      <text:p text:style-name="P5">The HTTP status code that occur when modifying a network object shown in Table 7.</text:p>
      <text:p text:style-name="P7">Table <text:sequence text:ref-name="refDrawing5" text:name="Drawing" text:formula="ooow:Drawing+1" style:num-format="１, ２, ３, ...">７</text:sequence> HTTP status codes – Modifying a network object</text:p>
      <table:table table:name="Table2" table:style-name="Table2">
        <table:table-column table:style-name="Table2.A"/>
        <table:table-column table:style-name="Table2.B"/>
        <table:table-row>
          <table:table-cell table:style-name="Table2.A1" office:value-type="string">
            <text:p text:style-name="P1">HTTP Status</text:p>
          </table:table-cell>
          <table:table-cell table:style-name="Table2.B1" office:value-type="string">
            <text:p text:style-name="P1">Des<text:span text:style-name="T1">cription</text:span></text:p>
          </table:table-cell>
        </table:table-row>
        <table:table-row>
          <table:table-cell table:style-name="Table2.A2" office:value-type="string">
            <text:p text:style-name="Table_20_Contents">202 Acc<text:span text:style-name="T1">epted</text:span></text:p>
          </table:table-cell>
          <table:table-cell table:style-name="Table2.B2" office:value-type="string">
            <text:p text:style-name="P5">A network object is modified.</text:p>
          </table:table-cell>
        </table:table-row>
        <table:table-row>
          <table:table-cell table:style-name="Table2.A2" office:value-type="string">
            <text:p text:style-name="Table_20_Contents">404 Not Found</text:p>
          </table:table-cell>
          <table:table-cell table:style-name="Table2.B2" office:value-type="string">
            <text:p text:style-name="Text_20_body">An att<text:span text:style-name="T1">empt is made to modify a </text:span>non<text:span text:style-name="T1">-existing network object.</text:span></text:p>
          </table:table-cell>
        </table:table-row>
        <table:table-row>
          <table:table-cell table:style-name="Table2.A2" office:value-type="string">
            <text:p text:style-name="Table_20_Contents">500 Int<text:span text:style-name="T1">ernal Server Error</text:span></text:p>
          </table:table-cell>
          <table:table-cell table:style-name="Table2.B2" office:value-type="string">
            <text:p text:style-name="Text_20_body">A processing error while updating the net<text:span text:style-name="T1">work object.</text:span></text:p>
          </table:table-cell>
        </table:table-row>
      </table:table>
      <text:p text:style-name="P3"/>
      <text:h text:style-name="Heading_20_1" text:outline-level="1"><text:span text:style-name="T1">Port</text:span></text:h>
      <text:p text:style-name="Text_20_body"><text:span text:style-name="T1"/></text:p>
      <text:p text:style-name="P5">A port describes a connection of a virtual resource to the network entity. It is a logical abstraction mapping logical ports to physical ports to be used in a much wider context than otherwise could.</text:p>
      <text:p text:style-name="P5">A ports URI allows access to specific port objects by referencing its id. A client user can create retrieve or delete port object instances.</text:p>
      <text:p text:style-name="P5"/>
      <text:h text:style-name="P30" text:outline-level="2">Create a port object</text:h>
      <text:p text:style-name="P5">Create a port by defining a number of key/values attributes. The created port should be accessible <text:s text:c="2"/>either by the ports container or by its unique id.</text:p>
      <text:p text:style-name="P5">Example:The following HTTP POST creates a port object at the specified URI.</text:p>
      <text:p text:style-name="Preformatted_20_Text">POST /networks/net-1/ports HTTP/1.1</text:p>
      <text:p text:style-name="Preformatted_20_Text">Content-type: application/json</text:p>
      <text:p text:style-name="Preformatted_20_Text">{</text:p>
      <text:p text:style-name="P6">"id":"port-1",</text:p>
      <text:p text:style-name="P6">"datapath_id":"1234",</text:p>
      <text:p text:style-name="P6">"port":1,</text:p>
      <text:p text:style-name="P6">"vid":1024</text:p>
      <text:p text:style-name="P40">}</text:p>
      <text:p text:style-name="Preformatted_20_Text"/>
      <text:p text:style-name="P5">The POST request contains the following name/value pairs.</text:p>
      <text:p text:style-name="Table_20_Heading">Table <text:sequence text:ref-name="refDrawing6" text:name="Drawing" text:formula="ooow:Drawing+1" style:num-format="１, ２, ３, ...">８</text:sequence> Request message body – Create a port object</text:p>
      <table:table table:name="Table7" table:style-name="Table7">
        <table:table-column table:style-name="Table7.A" table:number-columns-repeated="3"/>
        <table:table-column table:style-name="Table7.D"/>
        <table:table-row>
          <table:table-cell table:style-name="Table7.A1" office:value-type="string">
            <text:p text:style-name="P1">Field name</text:p>
          </table:table-cell>
          <table:table-cell table:style-name="Table7.A1" office:value-type="string">
            <text:p text:style-name="P1">Type</text:p>
          </table:table-cell>
          <table:table-cell table:style-name="Table7.A1" office:value-type="string">
            <text:p text:style-name="P1">Des<text:span text:style-name="T1">cription</text:span></text:p>
          </table:table-cell>
          <table:table-cell table:style-name="Table7.D1" office:value-type="string">
            <text:p text:style-name="P1">Req<text:span text:style-name="T1">uirement</text:span></text:p>
          </table:table-cell>
        </table:table-row>
        <table:table-row>
          <table:table-cell table:style-name="Table7.A2" office:value-type="string">
            <text:p text:style-name="Table_20_Contents">id</text:p>
          </table:table-cell>
          <table:table-cell table:style-name="Table7.A2" office:value-type="string">
            <text:p text:style-name="Table_20_Contents">JSON String</text:p>
          </table:table-cell>
          <table:table-cell table:style-name="Table7.A2" office:value-type="string">
            <text:p text:style-name="P2">Any textual description as long as it is unique within the scope of this network object instance. Although optional client users may prefer to set this to create a more readable identifier.</text:p>
          </table:table-cell>
          <table:table-cell table:style-name="Table7.D2" office:value-type="string">
            <text:p text:style-name="Table_20_Contents">Optional</text:p>
          </table:table-cell>
        </table:table-row>
        <table:table-row>
          <table:table-cell table:style-name="Table7.A2" office:value-type="string">
            <text:p text:style-name="Table_20_Contents">datapath_id</text:p>
          </table:table-cell>
          <table:table-cell table:style-name="Table7.A2" office:value-type="string">
            <text:p text:style-name="Table_20_Contents">JSON String</text:p>
          </table:table-cell>
          <table:table-cell table:style-name="Table7.A2" office:value-type="string">
            <text:p text:style-name="P2">An id that uniquely identifies a virtual switch instance.</text:p>
          </table:table-cell>
          <table:table-cell table:style-name="Table7.D2" office:value-type="string">
            <text:p text:style-name="Table_20_Contents">Man<text:span text:style-name="T1">datory</text:span></text:p>
          </table:table-cell>
        </table:table-row>
        <table:table-row>
          <table:table-cell table:style-name="Table7.A2" office:value-type="string">
            <text:p text:style-name="Table_20_Contents">port</text:p>
          </table:table-cell>
          <table:table-cell table:style-name="Table7.A2" office:value-type="string">
            <text:p text:style-name="Table_20_Contents">JSON Number</text:p>
          </table:table-cell>
          <table:table-cell table:style-name="Table7.A2" office:value-type="string">
            <text:p text:style-name="P2">One of the physical ports a virtual switch knows and manages.</text:p>
          </table:table-cell>
          <table:table-cell table:style-name="Table7.D2" office:value-type="string">
            <text:p text:style-name="Table_20_Contents">Man<text:span text:style-name="T1">datory</text:span></text:p>
          </table:table-cell>
        </table:table-row>
        <table:table-row>
          <table:table-cell table:style-name="Table7.A2" office:value-type="string">
            <text:p text:style-name="Table_20_Contents">vid</text:p>
          </table:table-cell>
          <table:table-cell table:style-name="Table7.A2" office:value-type="string">
            <text:p text:style-name="Table_20_Contents">JSON:Number</text:p>
          </table:table-cell>
          <table:table-cell table:style-name="Table7.A2" office:value-type="string">
            <text:p text:style-name="Table_20_Contents">Assign<text:span text:style-name="T1"> a VLAN identifier to a port. Set this value to 65535 to skip VLAN setting.</text:span></text:p>
          </table:table-cell>
          <table:table-cell table:style-name="Table7.D2" office:value-type="string">
            <text:p text:style-name="Table_20_Contents">Man<text:span text:style-name="T1">datory</text:span></text:p>
          </table:table-cell>
        </table:table-row>
      </table:table>
      <text:p text:style-name="P5"/>
      <text:p text:style-name="P5">On successful creation the following HTTP response is returned.</text:p>
      <text:p text:style-name="Preformatted_20_Text">HTTP/1.1 202 Accepted</text:p>
      <text:p text:style-name="Preformatted_20_Text">Content-Type: text/plain; charset=ISO-8859-1</text:p>
      <text:p text:style-name="Preformatted_20_Text"/>
      <text:h text:style-name="Heading_20_3" text:outline-level="3">Res<text:span text:style-name="T1">ponse status</text:span></text:h>
      <text:p text:style-name="P3">The HTTP status codes that returned when creating a port object are described in Table 9.</text:p>
      <text:p text:style-name="Table_20_Heading">Table <text:sequence text:ref-name="refDrawing7" text:name="Drawing" text:formula="ooow:Drawing+1" style:num-format="１, ２, ３, ...">９</text:sequence> HTPP Status – Create a port object</text:p>
      <table:table table:name="Table3" table:style-name="Table3">
        <table:table-column table:style-name="Table3.A"/>
        <table:table-column table:style-name="Table3.B"/>
        <table:table-row>
          <table:table-cell table:style-name="Table3.A1" office:value-type="string">
            <text:p text:style-name="P4">HTTP Status</text:p>
          </table:table-cell>
          <table:table-cell table:style-name="Table3.B1" office:value-type="string">
            <text:p text:style-name="P4">Des<text:span text:style-name="T1">cription</text:span></text:p>
          </table:table-cell>
        </table:table-row>
        <table:table-row>
          <table:table-cell table:style-name="Table3.A2" office:value-type="string">
            <text:p text:style-name="Table_20_Contents">202 Acce<text:span text:style-name="T1">pted</text:span></text:p>
          </table:table-cell>
          <table:table-cell table:style-name="Table3.B2" office:value-type="string">
            <text:p text:style-name="Table_20_Contents">The referenced port object successfully added.</text:p>
          </table:table-cell>
        </table:table-row>
        <table:table-row>
          <table:table-cell table:style-name="Table3.A2" office:value-type="string">
            <text:p text:style-name="Table_20_Contents">422 Unprocessable Entity</text:p>
          </table:table-cell>
          <table:table-cell table:style-name="Table3.B2" office:value-type="string">
            <text:p text:style-name="Table_20_Contents">Att<text:span text:style-name="T1">empt to create an existing port object.</text:span></text:p>
          </table:table-cell>
        </table:table-row>
        <text:soft-page-break/>
        <table:table-row>
          <table:table-cell table:style-name="Table3.A2" office:value-type="string">
            <text:p text:style-name="Table_20_Contents">404 Not Found</text:p>
          </table:table-cell>
          <table:table-cell table:style-name="Table3.B2" office:value-type="string">
            <text:p text:style-name="Table_20_Contents">Ref<text:span text:style-name="T1">erence to non-existing network object is found.</text:span></text:p>
          </table:table-cell>
        </table:table-row>
        <table:table-row>
          <table:table-cell table:style-name="Table3.A2" office:value-type="string">
            <text:p text:style-name="Table_20_Contents">500 Internal Server Error</text:p>
          </table:table-cell>
          <table:table-cell table:style-name="Table3.B2" office:value-type="string">
            <text:p text:style-name="Table_20_Contents">A processing error while adding a port object. A common cause of this error is when the parameter list not complete.</text:p>
          </table:table-cell>
        </table:table-row>
      </table:table>
      <text:p text:style-name="P5"/>
      <text:h text:style-name="Heading_20_2" text:outline-level="2">Read multiple port objects</text:h>
      <text:p text:style-name="P5">It is a query to return all port objects belonging to a specific network. The following HTTP GET reads one or more port objects at the specified URI. If the request results in no data being found an empty response is returned (an empty array with no values).</text:p>
      <text:p text:style-name="P5">To find out what ports are available for a network.</text:p>
      <text:p text:style-name="P5">Example: Perform a GET to the port container at the network's URI.</text:p>
      <text:p text:style-name="P44">GET /networks/net-1/ports HTTP/1.1</text:p>
      <text:p text:style-name="P44">Accept: */*</text:p>
      <text:p text:style-name="P44"/>
      <text:p text:style-name="P3">The following shows the server's response.</text:p>
      <text:p text:style-name="P44"/>
      <text:p text:style-name="P44">HTTP/1.1 200 OK</text:p>
      <text:p text:style-name="P44">Content-Type: application/json</text:p>
      <text:p text:style-name="P44">[</text:p>
      <text:p text:style-name="P43">{</text:p>
      <text:p text:style-name="P46">"vid":1024,</text:p>
      <text:p text:style-name="P46">"datapath_id":"1234",</text:p>
      <text:p text:style-name="P46">"id":"port-1","port":1</text:p>
      <text:p text:style-name="P43">}</text:p>
      <text:p text:style-name="P41">]</text:p>
      <text:h text:style-name="Heading_20_3" text:outline-level="3">Response headers</text:h>
      <text:p text:style-name="P5">The following response headers expected as shown in Table 10.</text:p>
      <text:p text:style-name="Table_20_Heading"><text:span text:style-name="T1">Table </text:span><text:span text:style-name="T1"><text:sequence text:ref-name="refDrawing8" text:name="Drawing" text:formula="ooow:Drawing+1" style:num-format="１, ２, ３, ...">１０</text:sequence></text:span><text:span text:style-name="T1"> Response headers – Read multiple port objects</text:span></text:p>
      <table:table table:name="Table8" table:style-name="Table8">
        <table:table-column table:style-name="Table8.A" table:number-columns-repeated="2"/>
        <table:table-column table:style-name="Table8.C"/>
        <table:table-row>
          <table:table-cell table:style-name="Table8.A1" office:value-type="string">
            <text:p text:style-name="P1">Header</text:p>
          </table:table-cell>
          <table:table-cell table:style-name="Table8.A1" office:value-type="string">
            <text:p text:style-name="P33">Type</text:p>
          </table:table-cell>
          <table:table-cell table:style-name="Table8.C1" office:value-type="string">
            <text:p text:style-name="P1">Req<text:span text:style-name="T1">uirement</text:span></text:p>
          </table:table-cell>
        </table:table-row>
        <table:table-row>
          <table:table-cell table:style-name="Table8.A2" office:value-type="string">
            <text:p text:style-name="Table_20_Contents">Con<text:span text:style-name="T1">tent-Type</text:span></text:p>
          </table:table-cell>
          <table:table-cell table:style-name="Table8.A2" office:value-type="string">
            <text:p text:style-name="Table_20_Contents">app<text:span text:style-name="T1">lication/json</text:span></text:p>
          </table:table-cell>
          <table:table-cell table:style-name="Table8.C2" office:value-type="string">
            <text:p text:style-name="Table_20_Contents">If pre<text:span text:style-name="T1">sent a JSON array of zero one or more JSON port objects.</text:span></text:p>
          </table:table-cell>
        </table:table-row>
        <table:table-row>
          <table:table-cell table:style-name="Table8.A2" office:value-type="string">
            <text:p text:style-name="Table_20_Contents">Con<text:span text:style-name="T1">tent-Type</text:span></text:p>
          </table:table-cell>
          <table:table-cell table:style-name="Table8.A2" office:value-type="string">
            <text:p text:style-name="Table_20_Contents">text/plain</text:p>
          </table:table-cell>
          <table:table-cell table:style-name="Table8.C2" office:value-type="string">
            <text:p text:style-name="Table_20_Contents">If pre<text:span text:style-name="T1">sent an implementation specific error message.</text:span></text:p>
          </table:table-cell>
        </table:table-row>
      </table:table>
      <text:p text:style-name="P5"/>
      <text:h text:style-name="Heading_20_3" text:outline-level="3">Response message body</text:h>
      <text:p text:style-name="P5">The response message body for enumerating multiple port objects of a JSON port object is shown in Table 11.</text:p>
      <text:p text:style-name="Table_20_Heading"><text:span text:style-name="T1">Table </text:span><text:span text:style-name="T1"><text:sequence text:ref-name="refDrawing9" text:name="Drawing" text:formula="ooow:Drawing+1" style:num-format="１, ２, ３, ...">１１</text:sequence></text:span><text:span text:style-name="T1"> Response message body – Read multiple port objects</text:span></text:p>
      <table:table table:name="Table9" table:style-name="Table9">
        <table:table-column table:style-name="Table9.A" table:number-columns-repeated="3"/>
        <table:table-column table:style-name="Table9.D"/>
        <table:table-row>
          <table:table-cell table:style-name="Table9.A1" office:value-type="string">
            <text:p text:style-name="P1">Field name</text:p>
          </table:table-cell>
          <table:table-cell table:style-name="Table9.A1" office:value-type="string">
            <text:p text:style-name="P1">Type</text:p>
          </table:table-cell>
          <table:table-cell table:style-name="Table9.A1" office:value-type="string">
            <text:p text:style-name="P1">Des<text:span text:style-name="T1">cription</text:span></text:p>
          </table:table-cell>
          <table:table-cell table:style-name="Table9.D1" office:value-type="string">
            <text:p text:style-name="P1">Req<text:span text:style-name="T1">uirement</text:span></text:p>
          </table:table-cell>
        </table:table-row>
        <table:table-row>
          <table:table-cell table:style-name="Table9.A2" office:value-type="string">
            <text:p text:style-name="Table_20_Contents">vid</text:p>
          </table:table-cell>
          <table:table-cell table:style-name="Table9.A2" office:value-type="string">
            <text:p text:style-name="Table_20_Contents">JSON Number</text:p>
          </table:table-cell>
          <table:table-cell table:style-name="Table9.A2" office:value-type="string">
            <text:p text:style-name="Table_20_Contents">The VLAN id att<text:span text:style-name="T1">ached to a port</text:span></text:p>
          </table:table-cell>
          <table:table-cell table:style-name="Table9.D2" office:value-type="string">
            <text:p text:style-name="Table_20_Contents">Man<text:span text:style-name="T1">datory</text:span></text:p>
          </table:table-cell>
        </table:table-row>
        <table:table-row>
          <table:table-cell table:style-name="Table9.A2" office:value-type="string">
            <text:p text:style-name="Table_20_Contents">datapath_id</text:p>
          </table:table-cell>
          <table:table-cell table:style-name="Table9.A2" office:value-type="string">
            <text:p text:style-name="Table_20_Contents">JSON String</text:p>
          </table:table-cell>
          <table:table-cell table:style-name="Table9.A2" office:value-type="string">
            <text:p text:style-name="Table_20_Contents">A unique identifier of a virtual switch<text:span text:style-name="T1">.</text:span></text:p>
          </table:table-cell>
          <table:table-cell table:style-name="Table9.D2" office:value-type="string">
            <text:p text:style-name="Table_20_Contents">Man<text:span text:style-name="T1">datory</text:span></text:p>
          </table:table-cell>
        </table:table-row>
        <text:soft-page-break/>
        <table:table-row>
          <table:table-cell table:style-name="Table9.A2" office:value-type="string">
            <text:p text:style-name="Table_20_Contents">id</text:p>
          </table:table-cell>
          <table:table-cell table:style-name="Table9.A2" office:value-type="string">
            <text:p text:style-name="Table_20_Contents">JSON String</text:p>
          </table:table-cell>
          <table:table-cell table:style-name="Table9.A2" office:value-type="string">
            <text:p text:style-name="Table_20_Contents">A name this port is known as.</text:p>
          </table:table-cell>
          <table:table-cell table:style-name="Table9.D2" office:value-type="string">
            <text:p text:style-name="Table_20_Contents">Man<text:span text:style-name="T1">datory</text:span></text:p>
          </table:table-cell>
        </table:table-row>
        <table:table-row>
          <table:table-cell table:style-name="Table9.A2" office:value-type="string">
            <text:p text:style-name="Table_20_Contents">port</text:p>
          </table:table-cell>
          <table:table-cell table:style-name="Table9.A2" office:value-type="string">
            <text:p text:style-name="Table_20_Contents">JSON Number</text:p>
          </table:table-cell>
          <table:table-cell table:style-name="Table9.A2" office:value-type="string">
            <text:p text:style-name="Table_20_Contents">An ind<text:span text:style-name="T1">ex into a list of physical ports.</text:span></text:p>
          </table:table-cell>
          <table:table-cell table:style-name="Table9.D2" office:value-type="string">
            <text:p text:style-name="Table_20_Contents">Man<text:span text:style-name="T1">datory</text:span></text:p>
          </table:table-cell>
        </table:table-row>
      </table:table>
      <text:p text:style-name="P5"/>
      <text:h text:style-name="Heading_20_2" text:outline-level="2">Read a port object</text:h>
      <text:p text:style-name="P5">The following HTTP GET reads the attributes of an existing port object at the specified URL.</text:p>
      <text:p text:style-name="P5">Example: Perform a GET to the port object URI.</text:p>
      <text:p text:style-name="P44">GET /networks/net-1/ports/&lt;port-id&gt; HTTP/1.1</text:p>
      <text:p text:style-name="P44">Accept: */*</text:p>
      <text:p text:style-name="P44"/>
      <text:p text:style-name="P3">Where:</text:p>
      <text:list xml:id="list28298877" text:style-name="L4">
        <text:list-item>
          <text:p text:style-name="P13">&lt;port-id&gt; is the unique port identifier (example port-1).</text:p>
        </text:list-item>
      </text:list>
      <text:p text:style-name="P3"/>
      <text:p text:style-name="P3">The following shows the server's response.</text:p>
      <text:p text:style-name="P3"/>
      <text:p text:style-name="P44">HTTP/1.1 200 OK</text:p>
      <text:p text:style-name="P44">Content-Type: application/json</text:p>
      <text:p text:style-name="P44">{</text:p>
      <text:p text:style-name="P43">"config":{"vid":1024,"datapath_id":"1234","port":1}</text:p>
      <text:p text:style-name="P41">}</text:p>
      <text:p text:style-name="P44"/>
      <text:h text:style-name="Heading_20_3" text:outline-level="3">Response headers</text:h>
      <text:p text:style-name="Text_20_body">The following response headers expected as shown in Table 12</text:p>
      <text:p text:style-name="Text_20_body">Table <text:sequence text:ref-name="refDrawing16" text:name="Drawing" text:formula="ooow:Drawing+1" style:num-format="１, ２, ３, ...">１２</text:sequence> Response headers – Read a port object</text:p>
      <table:table table:name="Table16" table:style-name="Table16">
        <table:table-column table:style-name="Table16.A" table:number-columns-repeated="3"/>
        <table:table-row>
          <table:table-cell table:style-name="Table16.A1" office:value-type="string">
            <text:p text:style-name="Table_20_Contents">Header</text:p>
          </table:table-cell>
          <table:table-cell table:style-name="Table16.A1" office:value-type="string">
            <text:p text:style-name="Table_20_Contents">Type</text:p>
          </table:table-cell>
          <table:table-cell table:style-name="Table16.C1" office:value-type="string">
            <text:p text:style-name="Table_20_Contents">Req<text:span text:style-name="T1">uirement</text:span></text:p>
          </table:table-cell>
        </table:table-row>
        <table:table-row>
          <table:table-cell table:style-name="Table16.A2" office:value-type="string">
            <text:p text:style-name="Table_20_Contents">Con<text:span text:style-name="T1">tent-Type</text:span></text:p>
          </table:table-cell>
          <table:table-cell table:style-name="Table16.A2" office:value-type="string">
            <text:p text:style-name="Table_20_Contents">app<text:span text:style-name="T1">lication/json</text:span></text:p>
          </table:table-cell>
          <table:table-cell table:style-name="Table16.C2" office:value-type="string">
            <text:p text:style-name="Table_20_Contents">If pre<text:span text:style-name="T1">sent a JSON port object.</text:span></text:p>
          </table:table-cell>
        </table:table-row>
        <table:table-row>
          <table:table-cell table:style-name="Table16.A2" office:value-type="string">
            <text:p text:style-name="Table_20_Contents">Con<text:span text:style-name="T1">tent-Type</text:span></text:p>
          </table:table-cell>
          <table:table-cell table:style-name="Table16.A2" office:value-type="string">
            <text:p text:style-name="Table_20_Contents">text/plain</text:p>
          </table:table-cell>
          <table:table-cell table:style-name="Table16.C2" office:value-type="string">
            <text:p text:style-name="Table_20_Contents">If pre<text:span text:style-name="T1">sent an implementation specific error message.</text:span></text:p>
          </table:table-cell>
        </table:table-row>
      </table:table>
      <text:p text:style-name="Text_20_body"/>
      <text:h text:style-name="Heading_20_3" text:outline-level="3">Response status</text:h>
      <text:p text:style-name="Text_20_body">The HTTP status codes returned when querying a port object are shown in Table 13</text:p>
      <text:p text:style-name="Table_20_Heading">Table <text:sequence text:ref-name="refDrawing17" text:name="Drawing" text:formula="ooow:Drawing+1" style:num-format="１, ２, ３, ...">１３</text:sequence> HTTP Status – Read a port object.</text:p>
      <table:table table:name="Table17" table:style-name="Table17">
        <table:table-column table:style-name="Table17.A" table:number-columns-repeated="2"/>
        <table:table-row>
          <table:table-cell table:style-name="Table17.A1" office:value-type="string">
            <text:p text:style-name="Table_20_Contents">HTTP Status</text:p>
          </table:table-cell>
          <table:table-cell table:style-name="Table17.B1" office:value-type="string">
            <text:p text:style-name="Table_20_Contents">Des<text:span text:style-name="T1">cription</text:span></text:p>
          </table:table-cell>
        </table:table-row>
        <table:table-row>
          <table:table-cell table:style-name="Table17.A2" office:value-type="string">
            <text:p text:style-name="Table_20_Contents">202 OK</text:p>
          </table:table-cell>
          <table:table-cell table:style-name="Table17.B2" office:value-type="string">
            <text:p text:style-name="Table_20_Contents">A port object suc<text:span text:style-name="T1">cessfully located.</text:span></text:p>
          </table:table-cell>
        </table:table-row>
        <table:table-row>
          <table:table-cell table:style-name="Table17.A2" office:value-type="string">
            <text:p text:style-name="Table_20_Contents">404 Not Found</text:p>
          </table:table-cell>
          <table:table-cell table:style-name="Table17.B2" office:value-type="string">
            <text:p text:style-name="Table_20_Contents"><text:span text:style-name="T1">A port object was not found at the specified URI.</text:span></text:p>
          </table:table-cell>
        </table:table-row>
        <table:table-row>
          <table:table-cell table:style-name="Table17.A2" office:value-type="string">
            <text:p text:style-name="Table_20_Contents">500 Int<text:span text:style-name="T1">ernal Server Error</text:span></text:p>
          </table:table-cell>
          <table:table-cell table:style-name="Table17.B2" office:value-type="string">
            <text:p text:style-name="Table_20_Contents">A pro<text:span text:style-name="T1">cessing error while querying a port object.</text:span></text:p>
          </table:table-cell>
        </table:table-row>
      </table:table>
      <text:p text:style-name="Text_20_body"/>
      <text:h text:style-name="Heading_20_3" text:outline-level="3"><text:soft-page-break/>Response message body</text:h>
      <text:p text:style-name="P3">The response message body for reading a particular port object is shown in Table 14.</text:p>
      <text:p text:style-name="Table_20_Heading"><text:span text:style-name="T1">Table </text:span><text:span text:style-name="T1"><text:sequence text:ref-name="refDrawing10" text:name="Drawing" text:formula="ooow:Drawing+1" style:num-format="１, ２, ３, ...">１４</text:sequence></text:span><text:span text:style-name="T1"> Response message body – Read a port object.</text:span></text:p>
      <table:table table:name="Table10" table:style-name="Table10">
        <table:table-column table:style-name="Table10.A" table:number-columns-repeated="3"/>
        <table:table-column table:style-name="Table10.D"/>
        <table:table-row>
          <table:table-cell table:style-name="Table10.A1" office:value-type="string">
            <text:p text:style-name="P1">Field name</text:p>
          </table:table-cell>
          <table:table-cell table:style-name="Table10.A1" office:value-type="string">
            <text:p text:style-name="P1">Type</text:p>
          </table:table-cell>
          <table:table-cell table:style-name="Table10.A1" office:value-type="string">
            <text:p text:style-name="P1">Des<text:span text:style-name="T1">cription</text:span></text:p>
          </table:table-cell>
          <table:table-cell table:style-name="Table10.D1" office:value-type="string">
            <text:p text:style-name="P1">Req<text:span text:style-name="T1">uirement</text:span></text:p>
          </table:table-cell>
        </table:table-row>
        <table:table-row>
          <table:table-cell table:style-name="Table10.A2" office:value-type="string">
            <text:p text:style-name="Table_20_Contents">con<text:span text:style-name="T1">fig</text:span></text:p>
          </table:table-cell>
          <table:table-cell table:style-name="Table10.A2" office:value-type="string">
            <text:p text:style-name="Table_20_Contents">JSON object</text:p>
          </table:table-cell>
          <table:table-cell table:style-name="Table10.A2" office:value-type="string">
            <text:p text:style-name="Table_20_Contents">An object encapsulating <text:span text:style-name="T1">the port instance with the following attributes:</text:span></text:p>
            <text:list xml:id="list28294270" text:style-name="L5">
              <text:list-item>
                <text:p text:style-name="P32">vid</text:p>
              </text:list-item>
              <text:list-item>
                <text:p text:style-name="P32">datapath_id</text:p>
              </text:list-item>
              <text:list-item>
                <text:p text:style-name="P32">port</text:p>
              </text:list-item>
            </text:list>
          </table:table-cell>
          <table:table-cell table:style-name="Table10.D2" office:value-type="string">
            <text:p text:style-name="Table_20_Contents">Man<text:span text:style-name="T1">datory</text:span></text:p>
          </table:table-cell>
        </table:table-row>
      </table:table>
      <text:p text:style-name="P3"/>
      <text:h text:style-name="P29" text:outline-level="2">Delete a port object</text:h>
      <text:p text:style-name="P3">The following HTTP DELETE deletes an existing port object at the specified URI.</text:p>
      <text:p text:style-name="P3">DELETE /networks/&lt;net-id&gt;/ports/&lt;port-id&gt;</text:p>
      <text:p text:style-name="P3">Where:</text:p>
      <text:list xml:id="list28282850" text:style-name="L6">
        <text:list-item>
          <text:p text:style-name="P14">&lt;net-id&gt; the network id which identifies a network object instance.</text:p>
        </text:list-item>
        <text:list-item>
          <text:p text:style-name="P14"><text:s/>&lt;port-id&gt; the port id which identifies a port object instance.</text:p>
        </text:list-item>
      </text:list>
      <text:p text:style-name="P3"/>
      <text:p text:style-name="P3">Example: Perform a DELETE to the port object URI.</text:p>
      <text:p text:style-name="P3"/>
      <text:p text:style-name="Preformatted_20_Text">DELETE /networks/net-1/ports/0000000004d2:0002:0100 HTTP/1.1</text:p>
      <text:p text:style-name="Preformatted_20_Text">Accept: */*</text:p>
      <text:p text:style-name="Preformatted_20_Text"/>
      <text:p text:style-name="Standard">The following shows the server's response.</text:p>
      <text:p text:style-name="Standard"/>
      <text:p text:style-name="Preformatted_20_Text">HTTP/1.1 202 Accepted</text:p>
      <text:p text:style-name="Preformatted_20_Text">Content-Length: 0</text:p>
      <text:p text:style-name="Preformatted_20_Text">Content-Type: text/plain; charset=ISO-8859-1</text:p>
      <text:p text:style-name="Preformatted_20_Text"/>
      <text:p text:style-name="P3">This API does not define any addressing schemes or techniques for batched port delete operations. An attempt to delete all ports should fail with a 405 (Method not Allowed) error.</text:p>
      <text:h text:style-name="Heading_20_3" text:outline-level="3">Response status</text:h>
      <text:p text:style-name="P5">The HTTP status codes that occur when deleting a port object shown in Table 15</text:p>
      <text:p text:style-name="Table_20_Heading"><text:span text:style-name="T1">Table </text:span><text:span text:style-name="T1"><text:sequence text:ref-name="refDrawing11" text:name="Drawing" text:formula="ooow:Drawing+1" style:num-format="１, ２, ３, ...">１５</text:sequence></text:span><text:span text:style-name="T1"> Response status – Delete a port object</text:span></text:p>
      <table:table table:name="Table11" table:style-name="Table11">
        <table:table-column table:style-name="Table11.A"/>
        <table:table-column table:style-name="Table11.B"/>
        <table:table-row>
          <table:table-cell table:style-name="Table11.A1" office:value-type="string">
            <text:p text:style-name="P1">HTTP Status</text:p>
          </table:table-cell>
          <table:table-cell table:style-name="Table11.B1" office:value-type="string">
            <text:p text:style-name="P1">Des<text:span text:style-name="T1">cription</text:span></text:p>
          </table:table-cell>
        </table:table-row>
        <table:table-row>
          <table:table-cell table:style-name="Table11.A2" office:value-type="string">
            <text:p text:style-name="Table_20_Contents">202 Acc<text:span text:style-name="T1">epted</text:span></text:p>
          </table:table-cell>
          <table:table-cell table:style-name="Table11.B2" office:value-type="string">
            <text:p text:style-name="Table_20_Contents">A port object successfully<text:span text:style-name="T1"> deleted.</text:span></text:p>
          </table:table-cell>
        </table:table-row>
        <table:table-row>
          <table:table-cell table:style-name="Table11.A2" office:value-type="string">
            <text:p text:style-name="Table_20_Contents">404 Not Found</text:p>
          </table:table-cell>
          <table:table-cell table:style-name="Table11.B2" office:value-type="string">
            <text:p text:style-name="Table_20_Contents">A port object is already deleted or not found.</text:p>
          </table:table-cell>
        </table:table-row>
        <table:table-row>
          <table:table-cell table:style-name="Table11.A2" office:value-type="string">
            <text:p text:style-name="Table_20_Contents">500 Int<text:span text:style-name="T1">ernal Server Error</text:span></text:p>
          </table:table-cell>
          <table:table-cell table:style-name="Table11.B2" office:value-type="string">
            <text:p text:style-name="Table_20_Contents">An imp<text:span text:style-name="T1">lementation specific error message if unable to dispose the port object.</text:span></text:p>
          </table:table-cell>
        </table:table-row>
      </table:table>
      <text:p text:style-name="P5"/>
      <text:h text:style-name="P27" text:outline-level="1">Attachment</text:h>
      <text:p text:style-name="Text_20_body"><text:span text:style-name="T1"/></text:p>
      <text:p text:style-name="P5">All routing protocols use Layer 2 address information to forward packets. Attachment is an abstraction to create a virtual Layer 2 by assigning a MAC address to a logical entity. The logical entity can either be an existing network object or a port object as described above. All operations and data semantics on the attachment object are the same regardless of the object they refer to (network/port). Different level of indirection achieves information independence between the two entities.</text:p>
      <text:h text:style-name="Heading_20_2" text:outline-level="2">Create an attachment object to a port object</text:h>
      <text:p text:style-name="P5">To create a new attachment you use a HTTP POST operation. </text:p>
      <text:p text:style-name="P5">Example: The following HTTP POST creates an attachment object at the specified URI.</text:p>
      <text:p text:style-name="Preformatted_20_Text">POST /networks/net-1/ports/port-1/attachments HTTP/1.1</text:p>
      <text:p text:style-name="Preformatted_20_Text">Content-type: application/json</text:p>
      <text:p text:style-name="Preformatted_20_Text">{ </text:p>
      <text:p text:style-name="P6">"id": "attachment-1",</text:p>
      <text:p text:style-name="P6">"mac":"11:22:33:44:55:66"</text:p>
      <text:p text:style-name="P40">}</text:p>
      <text:p text:style-name="P5"/>
      <text:p text:style-name="P5">The POST request contains the following name/value pairs.</text:p>
      <text:p text:style-name="Table_20_Heading">Table <text:sequence text:ref-name="refDrawing12" text:name="Drawing" text:formula="ooow:Drawing+1" style:num-format="１, ２, ３, ...">１６</text:sequence> Request message body – Create an attachment object</text:p>
      <table:table table:name="Table12" table:style-name="Table12">
        <table:table-column table:style-name="Table12.A" table:number-columns-repeated="3"/>
        <table:table-column table:style-name="Table12.D"/>
        <table:table-row>
          <table:table-cell table:style-name="Table12.A1" office:value-type="string">
            <text:p text:style-name="P1">Field name</text:p>
          </table:table-cell>
          <table:table-cell table:style-name="Table12.A1" office:value-type="string">
            <text:p text:style-name="P1">Type</text:p>
          </table:table-cell>
          <table:table-cell table:style-name="Table12.A1" office:value-type="string">
            <text:p text:style-name="P1">Des<text:span text:style-name="T1">cription</text:span></text:p>
          </table:table-cell>
          <table:table-cell table:style-name="Table12.D1" office:value-type="string">
            <text:p text:style-name="P1">Req<text:span text:style-name="T1">uirement</text:span></text:p>
          </table:table-cell>
        </table:table-row>
        <table:table-row>
          <table:table-cell table:style-name="Table12.A2" office:value-type="string">
            <text:p text:style-name="Table_20_Contents">id</text:p>
          </table:table-cell>
          <table:table-cell table:style-name="Table12.A2" office:value-type="string">
            <text:p text:style-name="Table_20_Contents">JSON string</text:p>
          </table:table-cell>
          <table:table-cell table:style-name="Table12.A2" office:value-type="string">
            <text:p text:style-name="Table_20_Contents">Spe<text:span text:style-name="T1">cifies an identifier which is a user defined string that uniquely addresses this attachment.</text:span></text:p>
          </table:table-cell>
          <table:table-cell table:style-name="Table12.D2" office:value-type="string">
            <text:p text:style-name="Table_20_Contents">Optional</text:p>
          </table:table-cell>
        </table:table-row>
        <table:table-row>
          <table:table-cell table:style-name="Table12.A2" office:value-type="string">
            <text:p text:style-name="Table_20_Contents">mac</text:p>
          </table:table-cell>
          <table:table-cell table:style-name="Table12.A2" office:value-type="string">
            <text:p text:style-name="Table_20_Contents">JSON string</text:p>
          </table:table-cell>
          <table:table-cell table:style-name="Table12.A2" office:value-type="string">
            <text:p text:style-name="Table_20_Contents">Spe<text:span text:style-name="T1">cifies the MAC address.</text:span></text:p>
          </table:table-cell>
          <table:table-cell table:style-name="Table12.D2" office:value-type="string">
            <text:p text:style-name="Table_20_Contents">Man<text:span text:style-name="T1">datory</text:span></text:p>
          </table:table-cell>
        </table:table-row>
      </table:table>
      <text:p text:style-name="P5"/>
      <text:p text:style-name="P5">On successful creation the following HTTP response is returned.</text:p>
      <text:p text:style-name="Preformatted_20_Text">HTTP/1.1 202 Accepted</text:p>
      <text:p text:style-name="Preformatted_20_Text">Content-Type: text/plain; charset=ISO-8859-1</text:p>
      <text:p text:style-name="Preformatted_20_Text"/>
      <text:p text:style-name="P5">The HTTP status codes that returned when creating an attachment object are described in Table 17.</text:p>
      <text:p text:style-name="Table_20_Heading">Table <text:sequence text:ref-name="refDrawing13" text:name="Drawing" text:formula="ooow:Drawing+1" style:num-format="１, ２, ３, ...">１７</text:sequence> Http status – Create an attachment object to a port object</text:p>
      <table:table table:name="Table13" table:style-name="Table13">
        <table:table-column table:style-name="Table13.A"/>
        <table:table-column table:style-name="Table13.B"/>
        <table:table-row>
          <table:table-cell table:style-name="Table13.A1" office:value-type="string">
            <text:p text:style-name="P1">Http status</text:p>
          </table:table-cell>
          <table:table-cell table:style-name="Table13.B1" office:value-type="string">
            <text:p text:style-name="P1">Des<text:span text:style-name="T1">cription</text:span></text:p>
          </table:table-cell>
        </table:table-row>
        <table:table-row>
          <table:table-cell table:style-name="Table13.A2" office:value-type="string">
            <text:p text:style-name="Table_20_Contents">202 Acc<text:span text:style-name="T1">epted</text:span></text:p>
          </table:table-cell>
          <table:table-cell table:style-name="Table13.B2" office:value-type="string">
            <text:p text:style-name="Table_20_Contents">An att<text:span text:style-name="T1">achment object successfully created.</text:span></text:p>
          </table:table-cell>
        </table:table-row>
        <table:table-row>
          <table:table-cell table:style-name="Table13.A2" office:value-type="string">
            <text:p text:style-name="Table_20_Contents">422 Unprocessable Entity</text:p>
          </table:table-cell>
          <table:table-cell table:style-name="Table13.B2" office:value-type="string">
            <text:p text:style-name="Table_20_Contents">Att<text:span text:style-name="T1">empt to create an existing attachment object or invalid parameters specified or reference to non-existing port object.</text:span></text:p>
          </table:table-cell>
        </table:table-row>
        <table:table-row>
          <table:table-cell table:style-name="Table13.A2" office:value-type="string">
            <text:p text:style-name="Table_20_Contents">404 Not Found</text:p>
          </table:table-cell>
          <table:table-cell table:style-name="Table13.B2" office:value-type="string">
            <text:p text:style-name="Table_20_Contents">Ref<text:span text:style-name="T1">erence to non-existing network object is found.</text:span></text:p>
          </table:table-cell>
        </table:table-row>
        <table:table-row>
          <table:table-cell table:style-name="Table13.A2" office:value-type="string">
            <text:p text:style-name="Table_20_Contents">500 Int<text:span text:style-name="T1">ernal Server Error</text:span></text:p>
          </table:table-cell>
          <table:table-cell table:style-name="Table13.B2" office:value-type="string">
            <text:p text:style-name="Table_20_Contents">A pro<text:span text:style-name="T1">cessing error while adding an attachment </text:span><text:soft-page-break/><text:span text:style-name="T1">object.</text:span></text:p>
          </table:table-cell>
        </table:table-row>
      </table:table>
      <text:p text:style-name="P5"/>
      <text:h text:style-name="Heading_20_2" text:outline-level="2">Read multiple port attachment objects</text:h>
      <text:p text:style-name="P5">To return a list of all port attachment objects perform a HTTP GET on the specified URI.</text:p>
      <text:p text:style-name="P5">Example: Perform a GET to the attachments container URI.</text:p>
      <text:p text:style-name="Preformatted_20_Text">GET /networks/net-1/ports/port-1/attachments HTTP/1.1</text:p>
      <text:p text:style-name="Preformatted_20_Text">Accept: */*</text:p>
      <text:p text:style-name="Preformatted_20_Text"/>
      <text:p text:style-name="P5">The following shows the server's response.</text:p>
      <text:p text:style-name="Preformatted_20_Text">HTTP/1.1 200 OK</text:p>
      <text:p text:style-name="Preformatted_20_Text">Content-Type: application/json</text:p>
      <text:p text:style-name="Preformatted_20_Text">[</text:p>
      <text:p text:style-name="P6">{</text:p>
      <text:p text:style-name="P45">"id":"attachment-1",</text:p>
      <text:p text:style-name="P45">"mac":"11:22:33:44:55:66"</text:p>
      <text:p text:style-name="P6">}</text:p>
      <text:p text:style-name="P40">]</text:p>
      <text:p text:style-name="Preformatted_20_Text"/>
      <text:h text:style-name="Heading_20_3" text:outline-level="3">Response headers</text:h>
      <text:p text:style-name="Standard">The following response headers expected as shown in Table 18.</text:p>
      <text:p text:style-name="Table_20_Heading">Table <text:sequence text:ref-name="refDrawing14" text:name="Drawing" text:formula="ooow:Drawing+1" style:num-format="１, ２, ３, ...">１８</text:sequence> Response headers – Read multiple port att<text:span text:style-name="T1">achment objects</text:span></text:p>
      <table:table table:name="Table14" table:style-name="Table14">
        <table:table-column table:style-name="Table14.A" table:number-columns-repeated="3"/>
        <table:table-row>
          <table:table-cell table:style-name="Table14.A1" office:value-type="string">
            <text:p text:style-name="P1">Header</text:p>
          </table:table-cell>
          <table:table-cell table:style-name="Table14.A1" office:value-type="string">
            <text:p text:style-name="P1">Type</text:p>
          </table:table-cell>
          <table:table-cell table:style-name="Table14.C1" office:value-type="string">
            <text:p text:style-name="P1">Req<text:span text:style-name="T1">uirement</text:span></text:p>
          </table:table-cell>
        </table:table-row>
        <table:table-row>
          <table:table-cell table:style-name="Table14.A2" office:value-type="string">
            <text:p text:style-name="Table_20_Contents">Con<text:span text:style-name="T1">tent-Type</text:span></text:p>
          </table:table-cell>
          <table:table-cell table:style-name="Table14.A2" office:value-type="string">
            <text:p text:style-name="Table_20_Contents">app<text:span text:style-name="T1">lication/json</text:span></text:p>
          </table:table-cell>
          <table:table-cell table:style-name="Table14.C2" office:value-type="string">
            <text:p text:style-name="Table_20_Contents">If pre<text:span text:style-name="T1">sent a JSON array of zero one, or more JSON attachment objects.</text:span></text:p>
          </table:table-cell>
        </table:table-row>
        <table:table-row>
          <table:table-cell table:style-name="Table14.A2" office:value-type="string">
            <text:p text:style-name="Table_20_Contents">Con<text:span text:style-name="T1">tent-Type</text:span></text:p>
          </table:table-cell>
          <table:table-cell table:style-name="Table14.A2" office:value-type="string">
            <text:p text:style-name="Table_20_Contents">text/plain</text:p>
          </table:table-cell>
          <table:table-cell table:style-name="Table14.C2" office:value-type="string">
            <text:p text:style-name="Table_20_Contents">If pre<text:span text:style-name="T1">sent an implementation specific error message.</text:span></text:p>
          </table:table-cell>
        </table:table-row>
      </table:table>
      <text:p text:style-name="P3"/>
      <text:h text:style-name="Heading_20_2" text:outline-level="2">Delete a port attachment object</text:h>
      <text:p text:style-name="P3">The following HTTP DELETE deletes an existing attachment object at the specified network and port URI.</text:p>
      <text:p text:style-name="P18">DELETE /networks/&lt;net-id&gt;/ports/&lt;port-id&gt;/attachments/&lt;attachment-id&gt;</text:p>
      <text:p text:style-name="P3">Where:</text:p>
      <text:list xml:id="list28300026" text:style-name="L7">
        <text:list-item>
          <text:p text:style-name="P16"><text:span text:style-name="T1">&lt;net-id&gt; the id which identifies a network object instance.</text:span></text:p>
        </text:list-item>
        <text:list-item>
          <text:p text:style-name="P15">&lt;port-id&gt; the id which identifies a port object instance.</text:p>
        </text:list-item>
        <text:list-item>
          <text:p text:style-name="P15">&lt;attachment-id&gt; the id of the port attachment object to be deleted.</text:p>
        </text:list-item>
      </text:list>
      <text:p text:style-name="P3"/>
      <text:p text:style-name="P3">Example: Perform a DELETE to the port attachment object URI.</text:p>
      <text:p text:style-name="Preformatted_20_Text"/>
      <text:p text:style-name="Preformatted_20_Text">DELETE /networks/net-1/ports/0000000004d2:0003:ffff/attachments/123 HTTP/1.1</text:p>
      <text:p text:style-name="Preformatted_20_Text">Accept: */*</text:p>
      <text:p text:style-name="Preformatted_20_Text"/>
      <text:p text:style-name="Standard">The following shows the server's response:</text:p>
      <text:p text:style-name="Preformatted_20_Text"/>
      <text:p text:style-name="Preformatted_20_Text">HTTP/1.1 202 Accepted</text:p>
      <text:p text:style-name="Preformatted_20_Text">Content-Length: 0</text:p>
      <text:p text:style-name="Preformatted_20_Text">Content-Type: text/plain; charset=ISO-8859-1</text:p>
      <text:p text:style-name="Preformatted_20_Text"/>
      <text:h text:style-name="Heading_20_3" text:outline-level="3"><text:soft-page-break/>Response status</text:h>
      <text:p text:style-name="P5">The HTTP status codes that occur when deleting a port attachment object shown in Table 19.</text:p>
      <text:p text:style-name="Table_20_Heading">Table <text:sequence text:ref-name="refDrawing18" text:name="Drawing" text:formula="ooow:Drawing+1" style:num-format="１, ２, ３, ...">１９</text:sequence> Response status – Delete a port attachment object</text:p>
      <table:table table:name="Table15" table:style-name="Table15">
        <table:table-column table:style-name="Table15.A"/>
        <table:table-column table:style-name="Table15.B"/>
        <table:table-row>
          <table:table-cell table:style-name="Table15.A1" office:value-type="string">
            <text:p text:style-name="P1">HTTP Status</text:p>
          </table:table-cell>
          <table:table-cell table:style-name="Table15.B1" office:value-type="string">
            <text:p text:style-name="P1">Des<text:span text:style-name="T1">cription</text:span></text:p>
          </table:table-cell>
        </table:table-row>
        <table:table-row>
          <table:table-cell table:style-name="Table15.A2" office:value-type="string">
            <text:p text:style-name="Table_20_Contents">202 Acc<text:span text:style-name="T1">epted</text:span></text:p>
          </table:table-cell>
          <table:table-cell table:style-name="Table15.B2" office:value-type="string">
            <text:p text:style-name="Table_20_Contents">A port att<text:span text:style-name="T1">achment object successfully deleted.</text:span></text:p>
          </table:table-cell>
        </table:table-row>
        <table:table-row>
          <table:table-cell table:style-name="Table15.A2" office:value-type="string">
            <text:p text:style-name="Table_20_Contents">404 Not Found</text:p>
          </table:table-cell>
          <table:table-cell table:style-name="Table15.B2" office:value-type="string">
            <text:p text:style-name="Table_20_Contents">A port att<text:span text:style-name="T1">achment object is not found.</text:span></text:p>
          </table:table-cell>
        </table:table-row>
        <table:table-row>
          <table:table-cell table:style-name="Table15.A2" office:value-type="string">
            <text:p text:style-name="Table_20_Contents">500 Int<text:span text:style-name="T1">ernal Server Error</text:span></text:p>
          </table:table-cell>
          <table:table-cell table:style-name="Table15.B2" office:value-type="string">
            <text:p text:style-name="Table_20_Contents">A pro<text:span text:style-name="T1">cessing error while deleting a port attachment object.</text:span></text:p>
          </table:table-cell>
        </table:table-row>
      </table:table>
      <text:p text:style-name="P5"/>
      <text:h text:style-name="Heading_20_2" text:outline-level="2">Create an att<text:span text:style-name="T1">achment object to a network object</text:span></text:h>
      <text:p text:style-name="Text_20_body"><text:span text:style-name="T1">To create as new attachment object to a network object you use the HTTP POST operation.</text:span></text:p>
      <text:p text:style-name="Text_20_body"><text:span text:style-name="T1">Example: The following HTTP POST creates an attachment object at the specified URI.</text:span></text:p>
      <text:p text:style-name="Preformatted_20_Text"><text:span text:style-name="T1"/></text:p>
      <text:p text:style-name="Preformatted_20_Text"><text:span text:style-name="T1">POST /networks/net-1/attachments HTTP/1.1</text:span></text:p>
      <text:p text:style-name="Preformatted_20_Text"><text:span text:style-name="T1">Content-type: application/json</text:span></text:p>
      <text:p text:style-name="Preformatted_20_Text"><text:span text:style-name="T1">{ </text:span></text:p>
      <text:p text:style-name="P6"><text:span text:style-name="T1">"id":"test-attachment", </text:span></text:p>
      <text:p text:style-name="P6"><text:span text:style-name="T1">"mac":"82:fe:91:b1:d6:36" </text:span></text:p>
      <text:p text:style-name="P40"><text:span text:style-name="T1">}</text:span></text:p>
      <text:p text:style-name="P40"><text:span text:style-name="T1"/></text:p>
      <text:p text:style-name="Standard"><text:span text:style-name="T1">The POST request contains the same name/values pairs as shown in Table 16.</text:span></text:p>
      <text:p text:style-name="Standard"><text:span text:style-name="T1"/></text:p>
      <text:p text:style-name="Standard"><text:span text:style-name="T1">On successful creation the following HTTP response is returned.</text:span></text:p>
      <text:p text:style-name="Standard"><text:span text:style-name="T1"/></text:p>
      <text:p text:style-name="Preformatted_20_Text"><text:span text:style-name="T1">HTTP/1.1 202 Accepted</text:span></text:p>
      <text:p text:style-name="Preformatted_20_Text"><text:span text:style-name="T1">Content-Length: 0</text:span></text:p>
      <text:p text:style-name="Preformatted_20_Text"><text:span text:style-name="T1">Content-Type: text/plain; charset=ISO-8859-1</text:span></text:p>
      <text:p text:style-name="Preformatted_20_Text"><text:span text:style-name="T1"/></text:p>
      <text:p text:style-name="Standard"><text:span text:style-name="T1">For the HTTP status codes returned see Table 17.</text:span></text:p>
      <text:p text:style-name="Standard"><text:span text:style-name="T1"/></text:p>
      <text:h text:style-name="Heading_20_2" text:outline-level="2"><text:span text:style-name="T1">Read multiple network attachment objects</text:span></text:h>
      <text:p text:style-name="Text_20_body"><text:span text:style-name="T1">To read a group of network attachment objects perform a HTTP GET on the specified URI.</text:span></text:p>
      <text:p text:style-name="Text_20_body"><text:span text:style-name="T1">Example: Perform a GET to the network attachments container URI.</text:span></text:p>
      <text:p text:style-name="Text_20_body"><text:span text:style-name="T1"/></text:p>
      <text:p text:style-name="Preformatted_20_Text"><text:span text:style-name="T1">GET /networks/net-1/attachments HTTP/1.1</text:span></text:p>
      <text:p text:style-name="Preformatted_20_Text"><text:span text:style-name="T1">Accept: */*</text:span></text:p>
      <text:p text:style-name="Preformatted_20_Text"><text:span text:style-name="T1"/></text:p>
      <text:p text:style-name="Standard"><text:span text:style-name="T1">The following shows the server's response.</text:span></text:p>
      <text:p text:style-name="Standard"><text:span text:style-name="T1"/></text:p>
      <text:p text:style-name="Preformatted_20_Text"><text:span text:style-name="T1">HTTP/1.1 200 OK</text:span></text:p>
      <text:p text:style-name="Preformatted_20_Text"><text:span text:style-name="T1">Content-Type: application/json</text:span></text:p>
      <text:p text:style-name="Preformatted_20_Text"><text:span text:style-name="T1">[</text:span></text:p>
      <text:p text:style-name="P6"><text:span text:style-name="T1">{</text:span></text:p>
      <text:p text:style-name="P45"><text:span text:style-name="T1">"id":"test-attachment",</text:span></text:p>
      <text:p text:style-name="P45"><text:span text:style-name="T1">"mac":"82:fe:91:b1:d6:36"</text:span></text:p>
      <text:p text:style-name="P6"><text:span text:style-name="T1">},</text:span></text:p>
      <text:p text:style-name="P6"><text:span text:style-name="T1">{</text:span></text:p>
      <text:p text:style-name="P45"><text:span text:style-name="T1">"id":"another-test-attachment",</text:span></text:p>
      <text:p text:style-name="P45"><text:soft-page-break/><text:span text:style-name="T1">"mac":"52:da:f3:2a:76:de"</text:span></text:p>
      <text:p text:style-name="P6"><text:span text:style-name="T1">}</text:span></text:p>
      <text:p text:style-name="P40"><text:span text:style-name="T1">]</text:span></text:p>
      <text:p text:style-name="Preformatted_20_Text"><text:span text:style-name="T1"/></text:p>
      <text:h text:style-name="Heading_20_3" text:outline-level="3"><text:span text:style-name="T1">Response headers</text:span></text:h>
      <text:p text:style-name="Text_20_body"><text:span text:style-name="T1">The following response headers expected as shown in Table 20</text:span></text:p>
      <text:p text:style-name="Table_20_Heading"><text:span text:style-name="T1">Table </text:span><text:span text:style-name="T1"><text:sequence text:ref-name="refDrawing19" text:name="Drawing" text:formula="ooow:Drawing+1" style:num-format="１, ２, ３, ...">２０</text:sequence></text:span><text:span text:style-name="T1"> Response headers – Read multiple network attachment objects</text:span></text:p>
      <table:table table:name="Table18" table:style-name="Table18">
        <table:table-column table:style-name="Table18.A" table:number-columns-repeated="3"/>
        <table:table-row>
          <table:table-cell table:style-name="Table18.A1" office:value-type="string">
            <text:p text:style-name="P35">Header</text:p>
          </table:table-cell>
          <table:table-cell table:style-name="Table18.A1" office:value-type="string">
            <text:p text:style-name="P35">Type</text:p>
          </table:table-cell>
          <table:table-cell table:style-name="Table18.C1" office:value-type="string">
            <text:p text:style-name="P35">Req<text:span text:style-name="T1">uirement</text:span></text:p>
          </table:table-cell>
        </table:table-row>
        <table:table-row>
          <table:table-cell table:style-name="Table18.A2" office:value-type="string">
            <text:p text:style-name="P36">Con<text:span text:style-name="T1">tent-Type</text:span></text:p>
          </table:table-cell>
          <table:table-cell table:style-name="Table18.A2" office:value-type="string">
            <text:p text:style-name="Table_20_Contents">app<text:span text:style-name="T1">lication/json</text:span></text:p>
          </table:table-cell>
          <table:table-cell table:style-name="Table18.C2" office:value-type="string">
            <text:p text:style-name="Table_20_Contents">If pre<text:span text:style-name="T1">sent a JSON array of zero one, or more JSON attachment objects.</text:span></text:p>
          </table:table-cell>
        </table:table-row>
        <table:table-row>
          <table:table-cell table:style-name="Table18.A2" office:value-type="string">
            <text:p text:style-name="P36">Con<text:span text:style-name="T1">tent-Type</text:span></text:p>
          </table:table-cell>
          <table:table-cell table:style-name="Table18.A2" office:value-type="string">
            <text:p text:style-name="Table_20_Contents">text/plain</text:p>
          </table:table-cell>
          <table:table-cell table:style-name="Table18.C2" office:value-type="string">
            <text:p text:style-name="Table_20_Contents">If pre<text:span text:style-name="T1">sent an implementation specific error message.</text:span></text:p>
          </table:table-cell>
        </table:table-row>
      </table:table>
      <text:p text:style-name="Table_20_Heading"><text:span text:style-name="T1"/></text:p>
      <text:h text:style-name="Heading_20_2" text:outline-level="2"><text:span text:style-name="T1">Read a network attachment object</text:span></text:h>
      <text:p text:style-name="Text_20_body"><text:span text:style-name="T1">To read a particular network attachment object perform a HTTP GET on the specified URI.</text:span></text:p>
      <text:p text:style-name="Text_20_body"><text:span text:style-name="T1">Example: Perform a GET to the specified URI.</text:span></text:p>
      <text:p text:style-name="Preformatted_20_Text"><text:span text:style-name="T1">GET /networks/net-1/attachments/another-test-attachment HTTP/1.1</text:span></text:p>
      <text:p text:style-name="Preformatted_20_Text"><text:span text:style-name="T1">Accept: */*</text:span></text:p>
      <text:p text:style-name="Preformatted_20_Text"><text:span text:style-name="T1"/></text:p>
      <text:p text:style-name="Standard"><text:span text:style-name="T1">The following shows the server's response.</text:span></text:p>
      <text:p text:style-name="Standard"><text:span text:style-name="T1"/></text:p>
      <text:p text:style-name="Preformatted_20_Text"><text:span text:style-name="T1">HTTP/1.1 200 OK</text:span></text:p>
      <text:p text:style-name="Preformatted_20_Text"><text:span text:style-name="T1">Content-Type: application/json</text:span></text:p>
      <text:p text:style-name="Preformatted_20_Text"><text:span text:style-name="T1">{</text:span></text:p>
      <text:p text:style-name="P6"><text:span text:style-name="T1">"id":"another-test-attachment",</text:span></text:p>
      <text:p text:style-name="P6"><text:span text:style-name="T1">"mac":"52:da:f3:2a:76:de"</text:span></text:p>
      <text:p text:style-name="P40"><text:span text:style-name="T1">}</text:span></text:p>
      <text:p text:style-name="Preformatted_20_Text"><text:span text:style-name="T1"/></text:p>
      <text:h text:style-name="Heading_20_3" text:outline-level="3"><text:span text:style-name="T1">Response status</text:span></text:h>
      <text:p text:style-name="Text_20_body"><text:span text:style-name="T1">The HTTP status codes that occur when reading a network attachment object shown in Table 21</text:span></text:p>
      <text:p text:style-name="Table_20_Heading"><text:span text:style-name="T1">Table </text:span><text:span text:style-name="T1"><text:sequence text:ref-name="refDrawing20" text:name="Drawing" text:formula="ooow:Drawing+1" style:num-format="１, ２, ３, ...">２１</text:sequence></text:span><text:span text:style-name="T1"> HTTP Status codes – Read a network attachment object</text:span></text:p>
      <table:table table:name="Table19" table:style-name="Table19">
        <table:table-column table:style-name="Table19.A" table:number-columns-repeated="2"/>
        <table:table-row>
          <table:table-cell table:style-name="Table19.A1" office:value-type="string">
            <text:p text:style-name="Table_20_Contents">HTTP Status</text:p>
          </table:table-cell>
          <table:table-cell table:style-name="Table19.B1" office:value-type="string">
            <text:p text:style-name="Table_20_Contents">Des<text:span text:style-name="T1">cription</text:span></text:p>
          </table:table-cell>
        </table:table-row>
        <table:table-row>
          <table:table-cell table:style-name="Table19.A2" office:value-type="string">
            <text:p text:style-name="Table_20_Contents">202 OK</text:p>
          </table:table-cell>
          <table:table-cell table:style-name="Table19.B2" office:value-type="string">
            <text:p text:style-name="Table_20_Contents">A network att<text:span text:style-name="T1">achment object is found.</text:span></text:p>
          </table:table-cell>
        </table:table-row>
        <table:table-row>
          <table:table-cell table:style-name="Table19.A2" office:value-type="string">
            <text:p text:style-name="Table_20_Contents">404 Not Found</text:p>
          </table:table-cell>
          <table:table-cell table:style-name="Table19.B2" office:value-type="string">
            <text:p text:style-name="Table_20_Contents">A network att<text:span text:style-name="T1">achment object is not found.</text:span></text:p>
          </table:table-cell>
        </table:table-row>
      </table:table>
      <text:p text:style-name="Text_20_body"><text:span text:style-name="T1"/></text:p>
      <text:h text:style-name="Heading_20_2" text:outline-level="2"><text:span text:style-name="T1">Delete a network attachment object</text:span></text:h>
      <text:p text:style-name="Text_20_body"><text:span text:style-name="T1">The following HTTP DELETE deletes an existing network attachment object at the specified URI.</text:span></text:p>
      <text:p text:style-name="P23"><text:span text:style-name="T1">DELETE /networks/&lt;net-id&gt;/attachments/&lt;attachment-id&gt;</text:span></text:p>
      <text:p text:style-name="P25"><text:span text:style-name="T1">Where:</text:span></text:p>
      <text:p text:style-name="P23"><text:span text:style-name="T1">&lt;net-id&gt; the id which identifies a network object instance.</text:span></text:p>
      <text:p text:style-name="P23"><text:span text:style-name="T1">&lt;attachment-id&gt; is the id of the network attachment object to be deleted.</text:span></text:p>
      <text:p text:style-name="P19"><text:soft-page-break/>Example: Perform a DELETE to the network attachment object URI.</text:p>
      <text:p text:style-name="P19"/>
      <text:p text:style-name="Preformatted_20_Text">DELETE /networks/net-1/attachments/test-attachment HTTP/1.1</text:p>
      <text:p text:style-name="Preformatted_20_Text">Accept: */*</text:p>
      <text:p text:style-name="Standard"/>
      <text:p text:style-name="Standard">The following shows the server's response:</text:p>
      <text:p text:style-name="Preformatted_20_Text"/>
      <text:p text:style-name="Preformatted_20_Text">HTTP/1.1 202 Accepted</text:p>
      <text:p text:style-name="Preformatted_20_Text">Content-Length: 0</text:p>
      <text:p text:style-name="Preformatted_20_Text">Content-Type: text/plain; charset=ISO-8859-1</text:p>
      <text:p text:style-name="Preformatted_20_Text"/>
      <text:h text:style-name="Heading_20_3" text:outline-level="3">Res<text:span text:style-name="T1">ponse status</text:span></text:h>
      <text:p text:style-name="P5">The HTTP status codes that occur when deleting a network attachment object shown in Table 22.</text:p>
      <text:p text:style-name="Table_20_Heading">Table <text:sequence text:ref-name="refDrawing21" text:name="Drawing" text:formula="ooow:Drawing+1" style:num-format="１, ２, ３, ...">２２</text:sequence> Response status – Delete a network attachment object</text:p>
      <table:table table:name="Table20" table:style-name="Table20">
        <table:table-column table:style-name="Table20.A"/>
        <table:table-column table:style-name="Table20.B"/>
        <table:table-row>
          <table:table-cell table:style-name="Table20.A1" office:value-type="string">
            <text:p text:style-name="P1">HTTP Status</text:p>
          </table:table-cell>
          <table:table-cell table:style-name="Table20.B1" office:value-type="string">
            <text:p text:style-name="P1">Des<text:span text:style-name="T1">cription</text:span></text:p>
          </table:table-cell>
        </table:table-row>
        <table:table-row>
          <table:table-cell table:style-name="Table20.A2" office:value-type="string">
            <text:p text:style-name="Table_20_Contents">202 Acc<text:span text:style-name="T1">epted</text:span></text:p>
          </table:table-cell>
          <table:table-cell table:style-name="Table20.B2" office:value-type="string">
            <text:p text:style-name="Table_20_Contents">A network att<text:span text:style-name="T1">achment object successfully deleted.</text:span></text:p>
          </table:table-cell>
        </table:table-row>
        <table:table-row>
          <table:table-cell table:style-name="Table20.A2" office:value-type="string">
            <text:p text:style-name="Table_20_Contents">404 Not Found</text:p>
          </table:table-cell>
          <table:table-cell table:style-name="Table20.B2" office:value-type="string">
            <text:p text:style-name="Table_20_Contents">A network att<text:span text:style-name="T1">achment object is not found.</text:span></text:p>
          </table:table-cell>
        </table:table-row>
        <table:table-row>
          <table:table-cell table:style-name="Table20.A2" office:value-type="string">
            <text:p text:style-name="Table_20_Contents">500 Int<text:span text:style-name="T1">ernal Server Error</text:span></text:p>
          </table:table-cell>
          <table:table-cell table:style-name="Table20.B2" office:value-type="string">
            <text:p text:style-name="Table_20_Contents">A pro<text:span text:style-name="T1">cessing error while deleting a network attachment object.</text:span></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ＭＳ Ｐゴシック1"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k Karanatsios</meta:initial-creator>
    <meta:creation-date>2012-01-30T09:58:12.70</meta:creation-date>
    <dc:date>2012-02-03T16:51:36.02</dc:date>
    <dc:creator>Nick Karanatsios</dc:creator>
    <meta:editing-duration>P1DT15H14M40S</meta:editing-duration>
    <meta:editing-cycles>125</meta:editing-cycles>
    <meta:generator>OpenOffice.org/3.3$Win32 OpenOffice.org_project/330m20$Build-9567</meta:generator>
    <meta:document-statistic meta:table-count="23" meta:image-count="0" meta:object-count="0" meta:page-count="19" meta:paragraph-count="592" meta:word-count="3642" meta:character-count="23455"/>
  </office:meta>
</office:document-meta>
</file>